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99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73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ce1" style:family="table-cell" style:parent-style-name="Default" style:data-style-name="N73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8" table:default-cell-style-name="Default"/>
        <table:table-row table:style-name="ro1"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anon</text:p>
          </table:table-cell>
          <table:table-cell office:value-type="string" calcext:value-type="string">
            <text:p>kernel_stack</text:p>
          </table:table-cell>
          <table:table-cell office:value-type="string" calcext:value-type="string">
            <text:p>slab</text:p>
          </table:table-cell>
          <table:table-cell office:value-type="string" calcext:value-type="string">
            <text:p>sock</text:p>
          </table:table-cell>
          <table:table-cell office:value-type="string" calcext:value-type="string">
            <text:p>anon_thp</text:p>
          </table:table-cell>
          <table:table-cell office:value-type="string" calcext:value-type="string">
            <text:p>file</text:p>
          </table:table-cell>
          <table:table-cell/>
          <table:table-cell office:value-type="string" calcext:value-type="string">
            <text:p>total</text:p>
          </table:table-cell>
        </table:table-row>
        <table:table-row table:style-name="ro1">
          <table:table-cell office:value-type="date" office:date-value="2023-01-08T15:29:27" calcext:value-type="date">
            <text:p>2023-01-08 15:29:27</text:p>
          </table:table-cell>
          <table:table-cell office:value-type="float" office:value="0.2382812" calcext:value-type="float">
            <text:p>0,2382812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2.405533" calcext:value-type="float">
            <text:p>2,4055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7.84766" calcext:value-type="float">
            <text:p>77,84766</text:p>
          </table:table-cell>
          <table:table-cell/>
          <table:table-cell table:formula="of:=SUM([.B2:.G2])" office:value-type="float" office:value="80.5070992" calcext:value-type="float">
            <text:p>80,5070992</text:p>
          </table:table-cell>
        </table:table-row>
        <table:table-row table:style-name="ro1">
          <table:table-cell office:value-type="date" office:date-value="2023-01-08T15:29:26" calcext:value-type="date">
            <text:p>2023-01-08 15:29:26</text:p>
          </table:table-cell>
          <table:table-cell office:value-type="float" office:value="0.2382812" calcext:value-type="float">
            <text:p>0,2382812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2.405533" calcext:value-type="float">
            <text:p>2,4055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7.84766" calcext:value-type="float">
            <text:p>77,84766</text:p>
          </table:table-cell>
          <table:table-cell/>
          <table:table-cell table:formula="of:=SUM([.B3:.G3])" office:value-type="float" office:value="80.5070992" calcext:value-type="float">
            <text:p>80,5070992</text:p>
          </table:table-cell>
        </table:table-row>
        <table:table-row table:style-name="ro1">
          <table:table-cell office:value-type="date" office:date-value="2023-01-08T15:29:25" calcext:value-type="date">
            <text:p>2023-01-08 15:29:25</text:p>
          </table:table-cell>
          <table:table-cell office:value-type="float" office:value="0.2382812" calcext:value-type="float">
            <text:p>0,2382812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2.405533" calcext:value-type="float">
            <text:p>2,4055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7.84766" calcext:value-type="float">
            <text:p>77,84766</text:p>
          </table:table-cell>
          <table:table-cell/>
          <table:table-cell table:formula="of:=SUM([.B4:.G4])" office:value-type="float" office:value="80.5070992" calcext:value-type="float">
            <text:p>80,5070992</text:p>
          </table:table-cell>
        </table:table-row>
        <table:table-row table:style-name="ro1">
          <table:table-cell office:value-type="date" office:date-value="2023-01-08T15:29:24" calcext:value-type="date">
            <text:p>2023-01-08 15:29:24</text:p>
          </table:table-cell>
          <table:table-cell office:value-type="float" office:value="0.2382812" calcext:value-type="float">
            <text:p>0,2382812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2.405533" calcext:value-type="float">
            <text:p>2,4055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7.84766" calcext:value-type="float">
            <text:p>77,84766</text:p>
          </table:table-cell>
          <table:table-cell/>
          <table:table-cell table:formula="of:=SUM([.B5:.G5])" office:value-type="float" office:value="80.5070992" calcext:value-type="float">
            <text:p>80,5070992</text:p>
          </table:table-cell>
        </table:table-row>
        <table:table-row table:style-name="ro1">
          <table:table-cell office:value-type="date" office:date-value="2023-01-08T15:29:23" calcext:value-type="date">
            <text:p>2023-01-08 15:29:23</text:p>
          </table:table-cell>
          <table:table-cell office:value-type="float" office:value="0.2382812" calcext:value-type="float">
            <text:p>0,2382812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2.405533" calcext:value-type="float">
            <text:p>2,4055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7.84766" calcext:value-type="float">
            <text:p>77,84766</text:p>
          </table:table-cell>
          <table:table-cell/>
          <table:table-cell table:formula="of:=SUM([.B6:.G6])" office:value-type="float" office:value="80.5070992" calcext:value-type="float">
            <text:p>80,5070992</text:p>
          </table:table-cell>
        </table:table-row>
        <table:table-row table:style-name="ro1">
          <table:table-cell office:value-type="date" office:date-value="2023-01-08T15:29:22" calcext:value-type="date">
            <text:p>2023-01-08 15:29:22</text:p>
          </table:table-cell>
          <table:table-cell office:value-type="float" office:value="0.2382812" calcext:value-type="float">
            <text:p>0,2382812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2.405533" calcext:value-type="float">
            <text:p>2,4055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7.84766" calcext:value-type="float">
            <text:p>77,84766</text:p>
          </table:table-cell>
          <table:table-cell/>
          <table:table-cell table:formula="of:=SUM([.B7:.G7])" office:value-type="float" office:value="80.5070992" calcext:value-type="float">
            <text:p>80,5070992</text:p>
          </table:table-cell>
        </table:table-row>
        <table:table-row table:style-name="ro1">
          <table:table-cell office:value-type="date" office:date-value="2023-01-08T15:29:21" calcext:value-type="date">
            <text:p>2023-01-08 15:29:21</text:p>
          </table:table-cell>
          <table:table-cell office:value-type="float" office:value="0.2382812" calcext:value-type="float">
            <text:p>0,2382812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2.405533" calcext:value-type="float">
            <text:p>2,4055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7.84766" calcext:value-type="float">
            <text:p>77,84766</text:p>
          </table:table-cell>
          <table:table-cell/>
          <table:table-cell table:formula="of:=SUM([.B8:.G8])" office:value-type="float" office:value="80.5070992" calcext:value-type="float">
            <text:p>80,5070992</text:p>
          </table:table-cell>
        </table:table-row>
        <table:table-row table:style-name="ro1">
          <table:table-cell office:value-type="date" office:date-value="2023-01-08T15:29:20" calcext:value-type="date">
            <text:p>2023-01-08 15:29:20</text:p>
          </table:table-cell>
          <table:table-cell office:value-type="float" office:value="0.2382812" calcext:value-type="float">
            <text:p>0,2382812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2.405533" calcext:value-type="float">
            <text:p>2,4055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7.84766" calcext:value-type="float">
            <text:p>77,84766</text:p>
          </table:table-cell>
          <table:table-cell/>
          <table:table-cell table:formula="of:=SUM([.B9:.G9])" office:value-type="float" office:value="80.5070992" calcext:value-type="float">
            <text:p>80,5070992</text:p>
          </table:table-cell>
        </table:table-row>
        <table:table-row table:style-name="ro1">
          <table:table-cell office:value-type="date" office:date-value="2023-01-08T15:29:19" calcext:value-type="date">
            <text:p>2023-01-08 15:29:19</text:p>
          </table:table-cell>
          <table:table-cell office:value-type="float" office:value="0.2382812" calcext:value-type="float">
            <text:p>0,2382812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2.405533" calcext:value-type="float">
            <text:p>2,4055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7.84766" calcext:value-type="float">
            <text:p>77,84766</text:p>
          </table:table-cell>
          <table:table-cell/>
          <table:table-cell table:formula="of:=SUM([.B10:.G10])" office:value-type="float" office:value="80.5070992" calcext:value-type="float">
            <text:p>80,5070992</text:p>
          </table:table-cell>
        </table:table-row>
        <table:table-row table:style-name="ro1">
          <table:table-cell office:value-type="date" office:date-value="2023-01-08T15:29:18" calcext:value-type="date">
            <text:p>2023-01-08 15:29:18</text:p>
          </table:table-cell>
          <table:table-cell office:value-type="float" office:value="0.2382812" calcext:value-type="float">
            <text:p>0,2382812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2.405533" calcext:value-type="float">
            <text:p>2,4055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7.84766" calcext:value-type="float">
            <text:p>77,84766</text:p>
          </table:table-cell>
          <table:table-cell/>
          <table:table-cell table:formula="of:=SUM([.B11:.G11])" office:value-type="float" office:value="80.5070992" calcext:value-type="float">
            <text:p>80,5070992</text:p>
          </table:table-cell>
        </table:table-row>
        <table:table-row table:style-name="ro1">
          <table:table-cell office:value-type="date" office:date-value="2023-01-08T15:29:17" calcext:value-type="date">
            <text:p>2023-01-08 15:29:17</text:p>
          </table:table-cell>
          <table:table-cell office:value-type="float" office:value="0.2382812" calcext:value-type="float">
            <text:p>0,2382812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2.405533" calcext:value-type="float">
            <text:p>2,4055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7.84766" calcext:value-type="float">
            <text:p>77,84766</text:p>
          </table:table-cell>
          <table:table-cell/>
          <table:table-cell table:formula="of:=SUM([.B12:.G12])" office:value-type="float" office:value="80.5070992" calcext:value-type="float">
            <text:p>80,5070992</text:p>
          </table:table-cell>
        </table:table-row>
        <table:table-row table:style-name="ro1">
          <table:table-cell office:value-type="date" office:date-value="2023-01-08T15:29:16" calcext:value-type="date">
            <text:p>2023-01-08 15:29:16</text:p>
          </table:table-cell>
          <table:table-cell office:value-type="float" office:value="0.2382812" calcext:value-type="float">
            <text:p>0,2382812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2.405533" calcext:value-type="float">
            <text:p>2,4055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7.84766" calcext:value-type="float">
            <text:p>77,84766</text:p>
          </table:table-cell>
          <table:table-cell/>
          <table:table-cell table:formula="of:=SUM([.B13:.G13])" office:value-type="float" office:value="80.5070992" calcext:value-type="float">
            <text:p>80,5070992</text:p>
          </table:table-cell>
        </table:table-row>
        <table:table-row table:style-name="ro1">
          <table:table-cell office:value-type="date" office:date-value="2023-01-08T15:29:15" calcext:value-type="date">
            <text:p>2023-01-08 15:29:15</text:p>
          </table:table-cell>
          <table:table-cell office:value-type="float" office:value="0.2382812" calcext:value-type="float">
            <text:p>0,2382812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2.405533" calcext:value-type="float">
            <text:p>2,4055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7.84766" calcext:value-type="float">
            <text:p>77,84766</text:p>
          </table:table-cell>
          <table:table-cell/>
          <table:table-cell table:formula="of:=SUM([.B14:.G14])" office:value-type="float" office:value="80.5070992" calcext:value-type="float">
            <text:p>80,5070992</text:p>
          </table:table-cell>
        </table:table-row>
        <table:table-row table:style-name="ro1">
          <table:table-cell office:value-type="date" office:date-value="2023-01-08T15:29:14" calcext:value-type="date">
            <text:p>2023-01-08 15:29:14</text:p>
          </table:table-cell>
          <table:table-cell office:value-type="float" office:value="0.2382812" calcext:value-type="float">
            <text:p>0,2382812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2.405533" calcext:value-type="float">
            <text:p>2,4055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7.84766" calcext:value-type="float">
            <text:p>77,84766</text:p>
          </table:table-cell>
          <table:table-cell/>
          <table:table-cell table:formula="of:=SUM([.B15:.G15])" office:value-type="float" office:value="80.5070992" calcext:value-type="float">
            <text:p>80,5070992</text:p>
          </table:table-cell>
        </table:table-row>
        <table:table-row table:style-name="ro1">
          <table:table-cell office:value-type="date" office:date-value="2023-01-08T15:29:13" calcext:value-type="date">
            <text:p>2023-01-08 15:29:13</text:p>
          </table:table-cell>
          <table:table-cell office:value-type="float" office:value="0.2382812" calcext:value-type="float">
            <text:p>0,2382812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2.405533" calcext:value-type="float">
            <text:p>2,4055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7.84766" calcext:value-type="float">
            <text:p>77,84766</text:p>
          </table:table-cell>
          <table:table-cell/>
          <table:table-cell table:formula="of:=SUM([.B16:.G16])" office:value-type="float" office:value="80.5070992" calcext:value-type="float">
            <text:p>80,5070992</text:p>
          </table:table-cell>
        </table:table-row>
        <table:table-row table:style-name="ro1">
          <table:table-cell office:value-type="date" office:date-value="2023-01-08T15:29:12" calcext:value-type="date">
            <text:p>2023-01-08 15:29:12</text:p>
          </table:table-cell>
          <table:table-cell office:value-type="float" office:value="0.2382812" calcext:value-type="float">
            <text:p>0,2382812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2.405533" calcext:value-type="float">
            <text:p>2,4055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7.84766" calcext:value-type="float">
            <text:p>77,84766</text:p>
          </table:table-cell>
          <table:table-cell/>
          <table:table-cell table:formula="of:=SUM([.B17:.G17])" office:value-type="float" office:value="80.5070992" calcext:value-type="float">
            <text:p>80,5070992</text:p>
          </table:table-cell>
        </table:table-row>
        <table:table-row table:style-name="ro1">
          <table:table-cell office:value-type="date" office:date-value="2023-01-08T15:29:11" calcext:value-type="date">
            <text:p>2023-01-08 15:29:11</text:p>
          </table:table-cell>
          <table:table-cell office:value-type="float" office:value="97.10547" calcext:value-type="float">
            <text:p>97,10547</text:p>
          </table:table-cell>
          <table:table-cell office:value-type="float" office:value="23.23438" calcext:value-type="float">
            <text:p>23,23438</text:p>
          </table:table-cell>
          <table:table-cell office:value-type="float" office:value="26.34351" calcext:value-type="float">
            <text:p>26,343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7.94531" calcext:value-type="float">
            <text:p>77,94531</text:p>
          </table:table-cell>
          <table:table-cell/>
          <table:table-cell table:formula="of:=SUM([.B18:.G18])" office:value-type="float" office:value="224.62867" calcext:value-type="float">
            <text:p>224,62867</text:p>
          </table:table-cell>
        </table:table-row>
        <table:table-row table:style-name="ro1">
          <table:table-cell office:value-type="date" office:date-value="2023-01-08T15:29:10" calcext:value-type="date">
            <text:p>2023-01-08 15:29:10</text:p>
          </table:table-cell>
          <table:table-cell office:value-type="float" office:value="0.2382812" calcext:value-type="float">
            <text:p>0,2382812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2.405342" calcext:value-type="float">
            <text:p>2,4053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4.94141" calcext:value-type="float">
            <text:p>74,94141</text:p>
          </table:table-cell>
          <table:table-cell/>
          <table:table-cell table:formula="of:=SUM([.B19:.G19])" office:value-type="float" office:value="77.6006582" calcext:value-type="float">
            <text:p>77,6006582</text:p>
          </table:table-cell>
        </table:table-row>
        <table:table-row table:style-name="ro1">
          <table:table-cell office:value-type="date" office:date-value="2023-01-08T15:29:09" calcext:value-type="date">
            <text:p>2023-01-08 15:29:09</text:p>
          </table:table-cell>
          <table:table-cell office:value-type="float" office:value="0.2382812" calcext:value-type="float">
            <text:p>0,2382812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2.405342" calcext:value-type="float">
            <text:p>2,4053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4.94141" calcext:value-type="float">
            <text:p>74,94141</text:p>
          </table:table-cell>
          <table:table-cell/>
          <table:table-cell table:formula="of:=SUM([.B20:.G20])" office:value-type="float" office:value="77.6006582" calcext:value-type="float">
            <text:p>77,6006582</text:p>
          </table:table-cell>
        </table:table-row>
        <table:table-row table:style-name="ro1">
          <table:table-cell office:value-type="date" office:date-value="2023-01-08T15:29:08" calcext:value-type="date">
            <text:p>2023-01-08 15:29:08</text:p>
          </table:table-cell>
          <table:table-cell office:value-type="float" office:value="0.2382812" calcext:value-type="float">
            <text:p>0,2382812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2.405342" calcext:value-type="float">
            <text:p>2,4053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4.94141" calcext:value-type="float">
            <text:p>74,94141</text:p>
          </table:table-cell>
          <table:table-cell/>
          <table:table-cell table:formula="of:=SUM([.B21:.G21])" office:value-type="float" office:value="77.6006582" calcext:value-type="float">
            <text:p>77,6006582</text:p>
          </table:table-cell>
        </table:table-row>
        <table:table-row table:style-name="ro1">
          <table:table-cell office:value-type="date" office:date-value="2023-01-08T15:29:07" calcext:value-type="date">
            <text:p>2023-01-08 15:29:07</text:p>
          </table:table-cell>
          <table:table-cell office:value-type="float" office:value="0.2382812" calcext:value-type="float">
            <text:p>0,2382812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2.405342" calcext:value-type="float">
            <text:p>2,4053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4.94141" calcext:value-type="float">
            <text:p>74,94141</text:p>
          </table:table-cell>
          <table:table-cell/>
          <table:table-cell table:formula="of:=SUM([.B22:.G22])" office:value-type="float" office:value="77.6006582" calcext:value-type="float">
            <text:p>77,6006582</text:p>
          </table:table-cell>
        </table:table-row>
        <table:table-row table:style-name="ro1">
          <table:table-cell office:value-type="date" office:date-value="2023-01-08T15:29:06" calcext:value-type="date">
            <text:p>2023-01-08 15:29:06</text:p>
          </table:table-cell>
          <table:table-cell office:value-type="float" office:value="0.2382812" calcext:value-type="float">
            <text:p>0,2382812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2.405342" calcext:value-type="float">
            <text:p>2,4053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4.94141" calcext:value-type="float">
            <text:p>74,94141</text:p>
          </table:table-cell>
          <table:table-cell/>
          <table:table-cell table:formula="of:=SUM([.B23:.G23])" office:value-type="float" office:value="77.6006582" calcext:value-type="float">
            <text:p>77,6006582</text:p>
          </table:table-cell>
        </table:table-row>
        <table:table-row table:style-name="ro1">
          <table:table-cell office:value-type="date" office:date-value="2023-01-08T15:29:05" calcext:value-type="date">
            <text:p>2023-01-08 15:29:05</text:p>
          </table:table-cell>
          <table:table-cell office:value-type="float" office:value="189.6289" calcext:value-type="float">
            <text:p>189,6289</text:p>
          </table:table-cell>
          <table:table-cell office:value-type="float" office:value="36.64062" calcext:value-type="float">
            <text:p>36,64062</text:p>
          </table:table-cell>
          <table:table-cell office:value-type="float" office:value="33.77045" calcext:value-type="float">
            <text:p>33,770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.1875" calcext:value-type="float">
            <text:p>75,1875</text:p>
          </table:table-cell>
          <table:table-cell/>
          <table:table-cell table:formula="of:=SUM([.B24:.G24])" office:value-type="float" office:value="335.22747" calcext:value-type="float">
            <text:p>335,22747</text:p>
          </table:table-cell>
        </table:table-row>
        <table:table-row table:style-name="ro1">
          <table:table-cell office:value-type="date" office:date-value="2023-01-08T15:29:04" calcext:value-type="date">
            <text:p>2023-01-08 15:29:04</text:p>
          </table:table-cell>
          <table:table-cell office:value-type="float" office:value="0.2382812" calcext:value-type="float">
            <text:p>0,2382812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2.405151" calcext:value-type="float">
            <text:p>2,4051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2.03516" calcext:value-type="float">
            <text:p>72,03516</text:p>
          </table:table-cell>
          <table:table-cell/>
          <table:table-cell table:formula="of:=SUM([.B25:.G25])" office:value-type="float" office:value="74.6942172" calcext:value-type="float">
            <text:p>74,6942172</text:p>
          </table:table-cell>
        </table:table-row>
        <table:table-row table:style-name="ro1">
          <table:table-cell office:value-type="date" office:date-value="2023-01-08T15:29:03" calcext:value-type="date">
            <text:p>2023-01-08 15:29:03</text:p>
          </table:table-cell>
          <table:table-cell office:value-type="float" office:value="0.2382812" calcext:value-type="float">
            <text:p>0,2382812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2.405151" calcext:value-type="float">
            <text:p>2,4051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2.03516" calcext:value-type="float">
            <text:p>72,03516</text:p>
          </table:table-cell>
          <table:table-cell/>
          <table:table-cell table:formula="of:=SUM([.B26:.G26])" office:value-type="float" office:value="74.6942172" calcext:value-type="float">
            <text:p>74,6942172</text:p>
          </table:table-cell>
        </table:table-row>
        <table:table-row table:style-name="ro1">
          <table:table-cell office:value-type="date" office:date-value="2023-01-08T15:29:02" calcext:value-type="date">
            <text:p>2023-01-08 15:29:02</text:p>
          </table:table-cell>
          <table:table-cell office:value-type="float" office:value="0.2382812" calcext:value-type="float">
            <text:p>0,2382812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2.405151" calcext:value-type="float">
            <text:p>2,4051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2.03516" calcext:value-type="float">
            <text:p>72,03516</text:p>
          </table:table-cell>
          <table:table-cell/>
          <table:table-cell table:formula="of:=SUM([.B27:.G27])" office:value-type="float" office:value="74.6942172" calcext:value-type="float">
            <text:p>74,6942172</text:p>
          </table:table-cell>
        </table:table-row>
        <table:table-row table:style-name="ro1">
          <table:table-cell office:value-type="date" office:date-value="2023-01-08T15:29:01" calcext:value-type="date">
            <text:p>2023-01-08 15:29:01</text:p>
          </table:table-cell>
          <table:table-cell office:value-type="float" office:value="0.2382812" calcext:value-type="float">
            <text:p>0,2382812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2.405151" calcext:value-type="float">
            <text:p>2,4051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2.03516" calcext:value-type="float">
            <text:p>72,03516</text:p>
          </table:table-cell>
          <table:table-cell/>
          <table:table-cell table:formula="of:=SUM([.B28:.G28])" office:value-type="float" office:value="74.6942172" calcext:value-type="float">
            <text:p>74,6942172</text:p>
          </table:table-cell>
        </table:table-row>
        <table:table-row table:style-name="ro1">
          <table:table-cell office:value-type="date" office:date-value="2023-01-08T15:29:00" calcext:value-type="date">
            <text:p>2023-01-08 15:29:00</text:p>
          </table:table-cell>
          <table:table-cell office:value-type="float" office:value="103.82812" calcext:value-type="float">
            <text:p>103,82812</text:p>
          </table:table-cell>
          <table:table-cell office:value-type="float" office:value="22.04688" calcext:value-type="float">
            <text:p>22,04688</text:p>
          </table:table-cell>
          <table:table-cell office:value-type="float" office:value="25.70244" calcext:value-type="float">
            <text:p>25,702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2.14453" calcext:value-type="float">
            <text:p>72,14453</text:p>
          </table:table-cell>
          <table:table-cell/>
          <table:table-cell table:formula="of:=SUM([.B29:.G29])" office:value-type="float" office:value="223.72197" calcext:value-type="float">
            <text:p>223,72197</text:p>
          </table:table-cell>
        </table:table-row>
        <table:table-row table:style-name="ro1">
          <table:table-cell office:value-type="date" office:date-value="2023-01-08T15:28:59" calcext:value-type="date">
            <text:p>2023-01-08 15:28:59</text:p>
          </table:table-cell>
          <table:table-cell office:value-type="float" office:value="0.2382812" calcext:value-type="float">
            <text:p>0,2382812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2.404396" calcext:value-type="float">
            <text:p>2,4043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9.05078" calcext:value-type="float">
            <text:p>69,05078</text:p>
          </table:table-cell>
          <table:table-cell/>
          <table:table-cell table:formula="of:=SUM([.B30:.G30])" office:value-type="float" office:value="71.7090822" calcext:value-type="float">
            <text:p>71,7090822</text:p>
          </table:table-cell>
        </table:table-row>
        <table:table-row table:style-name="ro1">
          <table:table-cell office:value-type="date" office:date-value="2023-01-08T15:28:58" calcext:value-type="date">
            <text:p>2023-01-08 15:28:58</text:p>
          </table:table-cell>
          <table:table-cell office:value-type="float" office:value="0.2382812" calcext:value-type="float">
            <text:p>0,2382812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2.404396" calcext:value-type="float">
            <text:p>2,4043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9.05078" calcext:value-type="float">
            <text:p>69,05078</text:p>
          </table:table-cell>
          <table:table-cell/>
          <table:table-cell table:formula="of:=SUM([.B31:.G31])" office:value-type="float" office:value="71.7090822" calcext:value-type="float">
            <text:p>71,7090822</text:p>
          </table:table-cell>
        </table:table-row>
        <table:table-row table:style-name="ro1">
          <table:table-cell office:value-type="date" office:date-value="2023-01-08T15:28:57" calcext:value-type="date">
            <text:p>2023-01-08 15:28:57</text:p>
          </table:table-cell>
          <table:table-cell office:value-type="float" office:value="0.2382812" calcext:value-type="float">
            <text:p>0,2382812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2.404396" calcext:value-type="float">
            <text:p>2,4043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9.05078" calcext:value-type="float">
            <text:p>69,05078</text:p>
          </table:table-cell>
          <table:table-cell/>
          <table:table-cell table:formula="of:=SUM([.B32:.G32])" office:value-type="float" office:value="71.7090822" calcext:value-type="float">
            <text:p>71,7090822</text:p>
          </table:table-cell>
        </table:table-row>
        <table:table-row table:style-name="ro1">
          <table:table-cell office:value-type="date" office:date-value="2023-01-08T15:28:56" calcext:value-type="date">
            <text:p>2023-01-08 15:28:56</text:p>
          </table:table-cell>
          <table:table-cell office:value-type="float" office:value="112.22266" calcext:value-type="float">
            <text:p>112,22266</text:p>
          </table:table-cell>
          <table:table-cell office:value-type="float" office:value="11.078125" calcext:value-type="float">
            <text:p>11,078125</text:p>
          </table:table-cell>
          <table:table-cell office:value-type="float" office:value="20.81771" calcext:value-type="float">
            <text:p>20,817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9.32031" calcext:value-type="float">
            <text:p>69,32031</text:p>
          </table:table-cell>
          <table:table-cell/>
          <table:table-cell table:formula="of:=SUM([.B33:.G33])" office:value-type="float" office:value="213.438805" calcext:value-type="float">
            <text:p>213,438805</text:p>
          </table:table-cell>
        </table:table-row>
        <table:table-row table:style-name="ro1">
          <table:table-cell office:value-type="date" office:date-value="2023-01-08T15:28:55" calcext:value-type="date">
            <text:p>2023-01-08 15:28:55</text:p>
          </table:table-cell>
          <table:table-cell office:value-type="float" office:value="22.10547" calcext:value-type="float">
            <text:p>22,10547</text:p>
          </table:table-cell>
          <table:table-cell office:value-type="float" office:value="1.25" calcext:value-type="float">
            <text:p>1,25</text:p>
          </table:table-cell>
          <table:table-cell office:value-type="float" office:value="5.977364" calcext:value-type="float">
            <text:p>5,9773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6.91016" calcext:value-type="float">
            <text:p>66,91016</text:p>
          </table:table-cell>
          <table:table-cell/>
          <table:table-cell table:formula="of:=SUM([.B34:.G34])" office:value-type="float" office:value="96.242994" calcext:value-type="float">
            <text:p>96,242994</text:p>
          </table:table-cell>
        </table:table-row>
        <table:table-row table:style-name="ro1">
          <table:table-cell office:value-type="date" office:date-value="2023-01-08T15:28:54" calcext:value-type="date">
            <text:p>2023-01-08 15:28:54</text:p>
          </table:table-cell>
          <table:table-cell office:value-type="float" office:value="0.2382812" calcext:value-type="float">
            <text:p>0,2382812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2.404205" calcext:value-type="float">
            <text:p>2,4042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6.16016" calcext:value-type="float">
            <text:p>66,16016</text:p>
          </table:table-cell>
          <table:table-cell/>
          <table:table-cell table:formula="of:=SUM([.B35:.G35])" office:value-type="float" office:value="68.8182712" calcext:value-type="float">
            <text:p>68,8182712</text:p>
          </table:table-cell>
        </table:table-row>
        <table:table-row table:style-name="ro1">
          <table:table-cell office:value-type="date" office:date-value="2023-01-08T15:28:53" calcext:value-type="date">
            <text:p>2023-01-08 15:28:53</text:p>
          </table:table-cell>
          <table:table-cell office:value-type="float" office:value="0.2382812" calcext:value-type="float">
            <text:p>0,2382812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2.404205" calcext:value-type="float">
            <text:p>2,4042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6.16016" calcext:value-type="float">
            <text:p>66,16016</text:p>
          </table:table-cell>
          <table:table-cell/>
          <table:table-cell table:formula="of:=SUM([.B36:.G36])" office:value-type="float" office:value="68.8182712" calcext:value-type="float">
            <text:p>68,8182712</text:p>
          </table:table-cell>
        </table:table-row>
        <table:table-row table:style-name="ro1">
          <table:table-cell office:value-type="date" office:date-value="2023-01-08T15:28:52" calcext:value-type="date">
            <text:p>2023-01-08 15:28:52</text:p>
          </table:table-cell>
          <table:table-cell office:value-type="float" office:value="0.2382812" calcext:value-type="float">
            <text:p>0,2382812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2.404205" calcext:value-type="float">
            <text:p>2,4042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6.16016" calcext:value-type="float">
            <text:p>66,16016</text:p>
          </table:table-cell>
          <table:table-cell/>
          <table:table-cell table:formula="of:=SUM([.B37:.G37])" office:value-type="float" office:value="68.8182712" calcext:value-type="float">
            <text:p>68,8182712</text:p>
          </table:table-cell>
        </table:table-row>
        <table:table-row table:style-name="ro1">
          <table:table-cell office:value-type="date" office:date-value="2023-01-08T15:28:51" calcext:value-type="date">
            <text:p>2023-01-08 15:28:51</text:p>
          </table:table-cell>
          <table:table-cell office:value-type="float" office:value="107.82031" calcext:value-type="float">
            <text:p>107,82031</text:p>
          </table:table-cell>
          <table:table-cell office:value-type="float" office:value="25.01562" calcext:value-type="float">
            <text:p>25,01562</text:p>
          </table:table-cell>
          <table:table-cell office:value-type="float" office:value="27.31683" calcext:value-type="float">
            <text:p>27,3168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6.26562" calcext:value-type="float">
            <text:p>66,26562</text:p>
          </table:table-cell>
          <table:table-cell/>
          <table:table-cell table:formula="of:=SUM([.B38:.G38])" office:value-type="float" office:value="228.41838" calcext:value-type="float">
            <text:p>228,41838</text:p>
          </table:table-cell>
        </table:table-row>
        <table:table-row table:style-name="ro1">
          <table:table-cell office:value-type="date" office:date-value="2023-01-08T15:28:50" calcext:value-type="date">
            <text:p>2023-01-08 15:28:50</text:p>
          </table:table-cell>
          <table:table-cell office:value-type="float" office:value="0.2382812" calcext:value-type="float">
            <text:p>0,2382812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2.402885" calcext:value-type="float">
            <text:p>2,4028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3.30078" calcext:value-type="float">
            <text:p>63,30078</text:p>
          </table:table-cell>
          <table:table-cell/>
          <table:table-cell table:formula="of:=SUM([.B39:.G39])" office:value-type="float" office:value="65.9575712" calcext:value-type="float">
            <text:p>65,9575712</text:p>
          </table:table-cell>
        </table:table-row>
        <table:table-row table:style-name="ro1">
          <table:table-cell office:value-type="date" office:date-value="2023-01-08T15:28:49" calcext:value-type="date">
            <text:p>2023-01-08 15:28:49</text:p>
          </table:table-cell>
          <table:table-cell office:value-type="float" office:value="0.2382812" calcext:value-type="float">
            <text:p>0,2382812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2.402885" calcext:value-type="float">
            <text:p>2,4028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3.30078" calcext:value-type="float">
            <text:p>63,30078</text:p>
          </table:table-cell>
          <table:table-cell/>
          <table:table-cell table:formula="of:=SUM([.B40:.G40])" office:value-type="float" office:value="65.9575712" calcext:value-type="float">
            <text:p>65,9575712</text:p>
          </table:table-cell>
        </table:table-row>
        <table:table-row table:style-name="ro1">
          <table:table-cell office:value-type="date" office:date-value="2023-01-08T15:28:48" calcext:value-type="date">
            <text:p>2023-01-08 15:28:48</text:p>
          </table:table-cell>
          <table:table-cell office:value-type="float" office:value="0.2382812" calcext:value-type="float">
            <text:p>0,2382812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2.402885" calcext:value-type="float">
            <text:p>2,4028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3.30078" calcext:value-type="float">
            <text:p>63,30078</text:p>
          </table:table-cell>
          <table:table-cell/>
          <table:table-cell table:formula="of:=SUM([.B41:.G41])" office:value-type="float" office:value="65.9575712" calcext:value-type="float">
            <text:p>65,9575712</text:p>
          </table:table-cell>
        </table:table-row>
        <table:table-row table:style-name="ro1">
          <table:table-cell office:value-type="date" office:date-value="2023-01-08T15:28:47" calcext:value-type="date">
            <text:p>2023-01-08 15:28:47</text:p>
          </table:table-cell>
          <table:table-cell office:value-type="float" office:value="0.2382812" calcext:value-type="float">
            <text:p>0,2382812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2.402885" calcext:value-type="float">
            <text:p>2,4028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3.30078" calcext:value-type="float">
            <text:p>63,30078</text:p>
          </table:table-cell>
          <table:table-cell/>
          <table:table-cell table:formula="of:=SUM([.B42:.G42])" office:value-type="float" office:value="65.9575712" calcext:value-type="float">
            <text:p>65,9575712</text:p>
          </table:table-cell>
        </table:table-row>
        <table:table-row table:style-name="ro1">
          <table:table-cell office:value-type="date" office:date-value="2023-01-08T15:28:46" calcext:value-type="date">
            <text:p>2023-01-08 15:28:46</text:p>
          </table:table-cell>
          <table:table-cell office:value-type="float" office:value="96.44141" calcext:value-type="float">
            <text:p>96,44141</text:p>
          </table:table-cell>
          <table:table-cell office:value-type="float" office:value="0.4726562" calcext:value-type="float">
            <text:p>0,4726562</text:p>
          </table:table-cell>
          <table:table-cell office:value-type="float" office:value="14.536148" calcext:value-type="float">
            <text:p>14,53614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3.33203" calcext:value-type="float">
            <text:p>63,33203</text:p>
          </table:table-cell>
          <table:table-cell/>
          <table:table-cell table:formula="of:=SUM([.B43:.G43])" office:value-type="float" office:value="176.7822442" calcext:value-type="float">
            <text:p>176,7822442</text:p>
          </table:table-cell>
        </table:table-row>
        <table:table-row table:style-name="ro1">
          <table:table-cell office:value-type="date" office:date-value="2023-01-08T15:28:45" calcext:value-type="date">
            <text:p>2023-01-08 15:28:45</text:p>
          </table:table-cell>
          <table:table-cell office:value-type="float" office:value="20.08203" calcext:value-type="float">
            <text:p>20,08203</text:p>
          </table:table-cell>
          <table:table-cell office:value-type="float" office:value="1.03125" calcext:value-type="float">
            <text:p>1,03125</text:p>
          </table:table-cell>
          <table:table-cell office:value-type="float" office:value="4.642021" calcext:value-type="float">
            <text:p>4,6420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.83203" calcext:value-type="float">
            <text:p>60,83203</text:p>
          </table:table-cell>
          <table:table-cell/>
          <table:table-cell table:formula="of:=SUM([.B44:.G44])" office:value-type="float" office:value="86.587331" calcext:value-type="float">
            <text:p>86,587331</text:p>
          </table:table-cell>
        </table:table-row>
        <table:table-row table:style-name="ro1">
          <table:table-cell office:value-type="date" office:date-value="2023-01-08T15:28:44" calcext:value-type="date">
            <text:p>2023-01-08 15:28:44</text:p>
          </table:table-cell>
          <table:table-cell office:value-type="float" office:value="0.2382812" calcext:value-type="float">
            <text:p>0,2382812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2.401566" calcext:value-type="float">
            <text:p>2,4015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.39453" calcext:value-type="float">
            <text:p>60,39453</text:p>
          </table:table-cell>
          <table:table-cell/>
          <table:table-cell table:formula="of:=SUM([.B45:.G45])" office:value-type="float" office:value="63.0500022" calcext:value-type="float">
            <text:p>63,0500022</text:p>
          </table:table-cell>
        </table:table-row>
        <table:table-row table:style-name="ro1">
          <table:table-cell office:value-type="date" office:date-value="2023-01-08T15:28:43" calcext:value-type="date">
            <text:p>2023-01-08 15:28:43</text:p>
          </table:table-cell>
          <table:table-cell office:value-type="float" office:value="0.2382812" calcext:value-type="float">
            <text:p>0,2382812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2.401566" calcext:value-type="float">
            <text:p>2,4015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.39453" calcext:value-type="float">
            <text:p>60,39453</text:p>
          </table:table-cell>
          <table:table-cell/>
          <table:table-cell table:formula="of:=SUM([.B46:.G46])" office:value-type="float" office:value="63.0500022" calcext:value-type="float">
            <text:p>63,0500022</text:p>
          </table:table-cell>
        </table:table-row>
        <table:table-row table:style-name="ro1">
          <table:table-cell office:value-type="date" office:date-value="2023-01-08T15:28:42" calcext:value-type="date">
            <text:p>2023-01-08 15:28:42</text:p>
          </table:table-cell>
          <table:table-cell office:value-type="float" office:value="0.2382812" calcext:value-type="float">
            <text:p>0,2382812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2.401695" calcext:value-type="float">
            <text:p>2,4016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.39453" calcext:value-type="float">
            <text:p>60,39453</text:p>
          </table:table-cell>
          <table:table-cell/>
          <table:table-cell table:formula="of:=SUM([.B47:.G47])" office:value-type="float" office:value="63.0501312" calcext:value-type="float">
            <text:p>63,0501312</text:p>
          </table:table-cell>
        </table:table-row>
        <table:table-row table:style-name="ro1">
          <table:table-cell office:value-type="date" office:date-value="2023-01-08T15:28:41" calcext:value-type="date">
            <text:p>2023-01-08 15:28:41</text:p>
          </table:table-cell>
          <table:table-cell office:value-type="float" office:value="76.22656" calcext:value-type="float">
            <text:p>76,22656</text:p>
          </table:table-cell>
          <table:table-cell office:value-type="float" office:value="12.703125" calcext:value-type="float">
            <text:p>12,703125</text:p>
          </table:table-cell>
          <table:table-cell office:value-type="float" office:value="20.63773" calcext:value-type="float">
            <text:p>20,637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.46875" calcext:value-type="float">
            <text:p>60,46875</text:p>
          </table:table-cell>
          <table:table-cell/>
          <table:table-cell table:formula="of:=SUM([.B48:.G48])" office:value-type="float" office:value="170.036165" calcext:value-type="float">
            <text:p>170,036165</text:p>
          </table:table-cell>
        </table:table-row>
        <table:table-row table:style-name="ro1">
          <table:table-cell office:value-type="date" office:date-value="2023-01-08T15:28:40" calcext:value-type="date">
            <text:p>2023-01-08 15:28:40</text:p>
          </table:table-cell>
          <table:table-cell office:value-type="float" office:value="0.2382812" calcext:value-type="float">
            <text:p>0,2382812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2.401375" calcext:value-type="float">
            <text:p>2,4013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.45703" calcext:value-type="float">
            <text:p>57,45703</text:p>
          </table:table-cell>
          <table:table-cell/>
          <table:table-cell table:formula="of:=SUM([.B49:.G49])" office:value-type="float" office:value="60.1123112" calcext:value-type="float">
            <text:p>60,1123112</text:p>
          </table:table-cell>
        </table:table-row>
        <table:table-row table:style-name="ro1">
          <table:table-cell office:value-type="date" office:date-value="2023-01-08T15:28:39" calcext:value-type="date">
            <text:p>2023-01-08 15:28:39</text:p>
          </table:table-cell>
          <table:table-cell office:value-type="float" office:value="0.2382812" calcext:value-type="float">
            <text:p>0,2382812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2.401375" calcext:value-type="float">
            <text:p>2,4013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.45703" calcext:value-type="float">
            <text:p>57,45703</text:p>
          </table:table-cell>
          <table:table-cell/>
          <table:table-cell table:formula="of:=SUM([.B50:.G50])" office:value-type="float" office:value="60.1123112" calcext:value-type="float">
            <text:p>60,1123112</text:p>
          </table:table-cell>
        </table:table-row>
        <table:table-row table:style-name="ro1">
          <table:table-cell office:value-type="date" office:date-value="2023-01-08T15:28:38" calcext:value-type="date">
            <text:p>2023-01-08 15:28:38</text:p>
          </table:table-cell>
          <table:table-cell office:value-type="float" office:value="0.2382812" calcext:value-type="float">
            <text:p>0,2382812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2.401375" calcext:value-type="float">
            <text:p>2,4013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.45703" calcext:value-type="float">
            <text:p>57,45703</text:p>
          </table:table-cell>
          <table:table-cell/>
          <table:table-cell table:formula="of:=SUM([.B51:.G51])" office:value-type="float" office:value="60.1123112" calcext:value-type="float">
            <text:p>60,1123112</text:p>
          </table:table-cell>
        </table:table-row>
        <table:table-row table:style-name="ro1">
          <table:table-cell office:value-type="date" office:date-value="2023-01-08T15:28:37" calcext:value-type="date">
            <text:p>2023-01-08 15:28:37</text:p>
          </table:table-cell>
          <table:table-cell office:value-type="float" office:value="0.2382812" calcext:value-type="float">
            <text:p>0,2382812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2.401505" calcext:value-type="float">
            <text:p>2,4015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.45703" calcext:value-type="float">
            <text:p>57,45703</text:p>
          </table:table-cell>
          <table:table-cell/>
          <table:table-cell table:formula="of:=SUM([.B52:.G52])" office:value-type="float" office:value="60.1124412" calcext:value-type="float">
            <text:p>60,1124412</text:p>
          </table:table-cell>
        </table:table-row>
        <table:table-row table:style-name="ro1">
          <table:table-cell office:value-type="date" office:date-value="2023-01-08T15:28:36" calcext:value-type="date">
            <text:p>2023-01-08 15:28:36</text:p>
          </table:table-cell>
          <table:table-cell office:value-type="float" office:value="67.96875" calcext:value-type="float">
            <text:p>67,96875</text:p>
          </table:table-cell>
          <table:table-cell office:value-type="float" office:value="13.859375" calcext:value-type="float">
            <text:p>13,859375</text:p>
          </table:table-cell>
          <table:table-cell office:value-type="float" office:value="21.25889" calcext:value-type="float">
            <text:p>21,2588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7.53125" calcext:value-type="float">
            <text:p>57,53125</text:p>
          </table:table-cell>
          <table:table-cell/>
          <table:table-cell table:formula="of:=SUM([.B53:.G53])" office:value-type="float" office:value="162.618265" calcext:value-type="float">
            <text:p>162,618265</text:p>
          </table:table-cell>
        </table:table-row>
        <table:table-row table:style-name="ro1">
          <table:table-cell office:value-type="date" office:date-value="2023-01-08T15:28:35" calcext:value-type="date">
            <text:p>2023-01-08 15:28:35</text:p>
          </table:table-cell>
          <table:table-cell office:value-type="float" office:value="0.234375" calcext:value-type="float">
            <text:p>0,23437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2.397232" calcext:value-type="float">
            <text:p>2,3972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.56641" calcext:value-type="float">
            <text:p>54,56641</text:p>
          </table:table-cell>
          <table:table-cell/>
          <table:table-cell table:formula="of:=SUM([.B54:.G54])" office:value-type="float" office:value="57.213642" calcext:value-type="float">
            <text:p>57,213642</text:p>
          </table:table-cell>
        </table:table-row>
        <table:table-row table:style-name="ro1">
          <table:table-cell office:value-type="date" office:date-value="2023-01-08T15:28:34" calcext:value-type="date">
            <text:p>2023-01-08 15:28:34</text:p>
          </table:table-cell>
          <table:table-cell office:value-type="float" office:value="0.234375" calcext:value-type="float">
            <text:p>0,23437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2.397232" calcext:value-type="float">
            <text:p>2,3972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.56641" calcext:value-type="float">
            <text:p>54,56641</text:p>
          </table:table-cell>
          <table:table-cell/>
          <table:table-cell table:formula="of:=SUM([.B55:.G55])" office:value-type="float" office:value="57.213642" calcext:value-type="float">
            <text:p>57,213642</text:p>
          </table:table-cell>
        </table:table-row>
        <table:table-row table:style-name="ro1">
          <table:table-cell office:value-type="date" office:date-value="2023-01-08T15:28:33" calcext:value-type="date">
            <text:p>2023-01-08 15:28:33</text:p>
          </table:table-cell>
          <table:table-cell office:value-type="float" office:value="0.234375" calcext:value-type="float">
            <text:p>0,23437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2.397232" calcext:value-type="float">
            <text:p>2,3972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.56641" calcext:value-type="float">
            <text:p>54,56641</text:p>
          </table:table-cell>
          <table:table-cell/>
          <table:table-cell table:formula="of:=SUM([.B56:.G56])" office:value-type="float" office:value="57.213642" calcext:value-type="float">
            <text:p>57,213642</text:p>
          </table:table-cell>
        </table:table-row>
        <table:table-row table:style-name="ro1">
          <table:table-cell office:value-type="date" office:date-value="2023-01-08T15:28:32" calcext:value-type="date">
            <text:p>2023-01-08 15:28:32</text:p>
          </table:table-cell>
          <table:table-cell office:value-type="float" office:value="0.234375" calcext:value-type="float">
            <text:p>0,23437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2.397232" calcext:value-type="float">
            <text:p>2,3972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.56641" calcext:value-type="float">
            <text:p>54,56641</text:p>
          </table:table-cell>
          <table:table-cell/>
          <table:table-cell table:formula="of:=SUM([.B57:.G57])" office:value-type="float" office:value="57.213642" calcext:value-type="float">
            <text:p>57,213642</text:p>
          </table:table-cell>
        </table:table-row>
        <table:table-row table:style-name="ro1">
          <table:table-cell office:value-type="date" office:date-value="2023-01-08T15:28:31" calcext:value-type="date">
            <text:p>2023-01-08 15:28:31</text:p>
          </table:table-cell>
          <table:table-cell office:value-type="float" office:value="120.83203" calcext:value-type="float">
            <text:p>120,83203</text:p>
          </table:table-cell>
          <table:table-cell office:value-type="float" office:value="31.26562" calcext:value-type="float">
            <text:p>31,26562</text:p>
          </table:table-cell>
          <table:table-cell office:value-type="float" office:value="30.75918" calcext:value-type="float">
            <text:p>30,759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.70703" calcext:value-type="float">
            <text:p>54,70703</text:p>
          </table:table-cell>
          <table:table-cell/>
          <table:table-cell table:formula="of:=SUM([.B58:.G58])" office:value-type="float" office:value="237.56386" calcext:value-type="float">
            <text:p>237,56386</text:p>
          </table:table-cell>
        </table:table-row>
        <table:table-row table:style-name="ro1">
          <table:table-cell office:value-type="date" office:date-value="2023-01-08T15:28:30" calcext:value-type="date">
            <text:p>2023-01-08 15:28:30</text:p>
          </table:table-cell>
          <table:table-cell office:value-type="float" office:value="0.234375" calcext:value-type="float">
            <text:p>0,23437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2.396477" calcext:value-type="float">
            <text:p>2,3964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.30859" calcext:value-type="float">
            <text:p>45,30859</text:p>
          </table:table-cell>
          <table:table-cell/>
          <table:table-cell table:formula="of:=SUM([.B59:.G59])" office:value-type="float" office:value="47.955067" calcext:value-type="float">
            <text:p>47,955067</text:p>
          </table:table-cell>
        </table:table-row>
        <table:table-row table:style-name="ro1">
          <table:table-cell office:value-type="date" office:date-value="2023-01-08T15:28:29" calcext:value-type="date">
            <text:p>2023-01-08 15:28:29</text:p>
          </table:table-cell>
          <table:table-cell office:value-type="float" office:value="0.234375" calcext:value-type="float">
            <text:p>0,23437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2.396477" calcext:value-type="float">
            <text:p>2,3964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.30859" calcext:value-type="float">
            <text:p>45,30859</text:p>
          </table:table-cell>
          <table:table-cell/>
          <table:table-cell table:formula="of:=SUM([.B60:.G60])" office:value-type="float" office:value="47.955067" calcext:value-type="float">
            <text:p>47,955067</text:p>
          </table:table-cell>
        </table:table-row>
        <table:table-row table:style-name="ro1">
          <table:table-cell office:value-type="date" office:date-value="2023-01-08T15:28:28" calcext:value-type="date">
            <text:p>2023-01-08 15:28:28</text:p>
          </table:table-cell>
          <table:table-cell office:value-type="float" office:value="0.234375" calcext:value-type="float">
            <text:p>0,23437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2.396477" calcext:value-type="float">
            <text:p>2,3964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.30859" calcext:value-type="float">
            <text:p>45,30859</text:p>
          </table:table-cell>
          <table:table-cell/>
          <table:table-cell table:formula="of:=SUM([.B61:.G61])" office:value-type="float" office:value="47.955067" calcext:value-type="float">
            <text:p>47,955067</text:p>
          </table:table-cell>
        </table:table-row>
        <table:table-row table:style-name="ro1">
          <table:table-cell office:value-type="date" office:date-value="2023-01-08T15:28:27" calcext:value-type="date">
            <text:p>2023-01-08 15:28:27</text:p>
          </table:table-cell>
          <table:table-cell office:value-type="float" office:value="0.234375" calcext:value-type="float">
            <text:p>0,23437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2.396477" calcext:value-type="float">
            <text:p>2,3964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.30859" calcext:value-type="float">
            <text:p>45,30859</text:p>
          </table:table-cell>
          <table:table-cell/>
          <table:table-cell table:formula="of:=SUM([.B62:.G62])" office:value-type="float" office:value="47.955067" calcext:value-type="float">
            <text:p>47,955067</text:p>
          </table:table-cell>
        </table:table-row>
        <table:table-row table:style-name="ro1">
          <table:table-cell office:value-type="date" office:date-value="2023-01-08T15:28:26" calcext:value-type="date">
            <text:p>2023-01-08 15:28:26</text:p>
          </table:table-cell>
          <table:table-cell office:value-type="float" office:value="111.48828" calcext:value-type="float">
            <text:p>111,48828</text:p>
          </table:table-cell>
          <table:table-cell office:value-type="float" office:value="27.79688" calcext:value-type="float">
            <text:p>27,79688</text:p>
          </table:table-cell>
          <table:table-cell office:value-type="float" office:value="28.85584" calcext:value-type="float">
            <text:p>28,8558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7.77734" calcext:value-type="float">
            <text:p>47,77734</text:p>
          </table:table-cell>
          <table:table-cell/>
          <table:table-cell table:formula="of:=SUM([.B63:.G63])" office:value-type="float" office:value="217.91834" calcext:value-type="float">
            <text:p>217,91834</text:p>
          </table:table-cell>
        </table:table-row>
        <table:table-row table:style-name="ro1">
          <table:table-cell office:value-type="date" office:date-value="2023-01-08T15:28:25" calcext:value-type="date">
            <text:p>2023-01-08 15:28:25</text:p>
          </table:table-cell>
          <table:table-cell office:value-type="float" office:value="0.171875" calcext:value-type="float">
            <text:p>0,17187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5005951" calcext:value-type="float">
            <text:p>0,50059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.8125" calcext:value-type="float">
            <text:p>15,8125</text:p>
          </table:table-cell>
          <table:table-cell/>
          <table:table-cell table:formula="of:=SUM([.B64:.G64])" office:value-type="float" office:value="16.5005951" calcext:value-type="float">
            <text:p>16,5005951</text:p>
          </table:table-cell>
        </table:table-row>
        <table:table-row table:style-name="ro1">
          <table:table-cell office:value-type="date" office:date-value="2023-01-08T15:28:24" calcext:value-type="date">
            <text:p>2023-01-08 15:28:24</text:p>
          </table:table-cell>
          <table:table-cell office:value-type="float" office:value="0.171875" calcext:value-type="float">
            <text:p>0,17187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5005951" calcext:value-type="float">
            <text:p>0,50059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.8125" calcext:value-type="float">
            <text:p>15,8125</text:p>
          </table:table-cell>
          <table:table-cell/>
          <table:table-cell table:formula="of:=SUM([.B65:.G65])" office:value-type="float" office:value="16.5005951" calcext:value-type="float">
            <text:p>16,5005951</text:p>
          </table:table-cell>
        </table:table-row>
        <table:table-row table:style-name="ro1">
          <table:table-cell office:value-type="date" office:date-value="2023-01-08T15:28:23" calcext:value-type="date">
            <text:p>2023-01-08 15:28:23</text:p>
          </table:table-cell>
          <table:table-cell office:value-type="float" office:value="0.171875" calcext:value-type="float">
            <text:p>0,17187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5005951" calcext:value-type="float">
            <text:p>0,50059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.8125" calcext:value-type="float">
            <text:p>15,8125</text:p>
          </table:table-cell>
          <table:table-cell/>
          <table:table-cell table:formula="of:=SUM([.B66:.G66])" office:value-type="float" office:value="16.5005951" calcext:value-type="float">
            <text:p>16,5005951</text:p>
          </table:table-cell>
        </table:table-row>
        <table:table-row table:style-name="ro1">
          <table:table-cell office:value-type="date" office:date-value="2023-01-08T15:28:22" calcext:value-type="date">
            <text:p>2023-01-08 15:28:22</text:p>
          </table:table-cell>
          <table:table-cell office:value-type="float" office:value="0.171875" calcext:value-type="float">
            <text:p>0,17187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5005951" calcext:value-type="float">
            <text:p>0,50059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.8125" calcext:value-type="float">
            <text:p>15,8125</text:p>
          </table:table-cell>
          <table:table-cell/>
          <table:table-cell table:formula="of:=SUM([.B67:.G67])" office:value-type="float" office:value="16.5005951" calcext:value-type="float">
            <text:p>16,5005951</text:p>
          </table:table-cell>
        </table:table-row>
        <table:table-row table:style-name="ro1">
          <table:table-cell office:value-type="date" office:date-value="2023-01-08T15:28:21" calcext:value-type="date">
            <text:p>2023-01-08 15:28:21</text:p>
          </table:table-cell>
          <table:table-cell office:value-type="float" office:value="0.171875" calcext:value-type="float">
            <text:p>0,17187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5005951" calcext:value-type="float">
            <text:p>0,50059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.8125" calcext:value-type="float">
            <text:p>15,8125</text:p>
          </table:table-cell>
          <table:table-cell/>
          <table:table-cell table:formula="of:=SUM([.B68:.G68])" office:value-type="float" office:value="16.5005951" calcext:value-type="float">
            <text:p>16,5005951</text:p>
          </table:table-cell>
        </table:table-row>
        <table:table-row table:style-name="ro1">
          <table:table-cell office:value-type="date" office:date-value="2023-01-08T15:28:20" calcext:value-type="date">
            <text:p>2023-01-08 15:28:20</text:p>
          </table:table-cell>
          <table:table-cell office:value-type="float" office:value="0.171875" calcext:value-type="float">
            <text:p>0,17187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5005951" calcext:value-type="float">
            <text:p>0,50059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.8125" calcext:value-type="float">
            <text:p>15,8125</text:p>
          </table:table-cell>
          <table:table-cell/>
          <table:table-cell table:formula="of:=SUM([.B69:.G69])" office:value-type="float" office:value="16.5005951" calcext:value-type="float">
            <text:p>16,5005951</text:p>
          </table:table-cell>
        </table:table-row>
        <table:table-row table:style-name="ro1">
          <table:table-cell office:value-type="date" office:date-value="2023-01-08T15:28:19" calcext:value-type="date">
            <text:p>2023-01-08 15:28:19</text:p>
          </table:table-cell>
          <table:table-cell office:value-type="float" office:value="0.171875" calcext:value-type="float">
            <text:p>0,17187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5005951" calcext:value-type="float">
            <text:p>0,50059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.8125" calcext:value-type="float">
            <text:p>15,8125</text:p>
          </table:table-cell>
          <table:table-cell/>
          <table:table-cell table:formula="of:=SUM([.B70:.G70])" office:value-type="float" office:value="16.5005951" calcext:value-type="float">
            <text:p>16,5005951</text:p>
          </table:table-cell>
        </table:table-row>
        <table:table-row table:style-name="ro1">
          <table:table-cell office:value-type="date" office:date-value="2023-01-08T15:28:18" calcext:value-type="date">
            <text:p>2023-01-08 15:28:18</text:p>
          </table:table-cell>
          <table:table-cell office:value-type="float" office:value="0.171875" calcext:value-type="float">
            <text:p>0,17187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5005951" calcext:value-type="float">
            <text:p>0,50059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.8125" calcext:value-type="float">
            <text:p>15,8125</text:p>
          </table:table-cell>
          <table:table-cell/>
          <table:table-cell table:formula="of:=SUM([.B71:.G71])" office:value-type="float" office:value="16.5005951" calcext:value-type="float">
            <text:p>16,5005951</text:p>
          </table:table-cell>
        </table:table-row>
        <table:table-row table:style-name="ro1">
          <table:table-cell office:value-type="date" office:date-value="2023-01-08T15:28:17" calcext:value-type="date">
            <text:p>2023-01-08 15:28:17</text:p>
          </table:table-cell>
          <table:table-cell office:value-type="float" office:value="0.171875" calcext:value-type="float">
            <text:p>0,17187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5005951" calcext:value-type="float">
            <text:p>0,50059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.8125" calcext:value-type="float">
            <text:p>15,8125</text:p>
          </table:table-cell>
          <table:table-cell/>
          <table:table-cell table:formula="of:=SUM([.B72:.G72])" office:value-type="float" office:value="16.5005951" calcext:value-type="float">
            <text:p>16,5005951</text:p>
          </table:table-cell>
        </table:table-row>
        <table:table-row table:style-name="ro1">
          <table:table-cell office:value-type="date" office:date-value="2023-01-08T15:28:16" calcext:value-type="date">
            <text:p>2023-01-08 15:28:16</text:p>
          </table:table-cell>
          <table:table-cell office:value-type="float" office:value="0.171875" calcext:value-type="float">
            <text:p>0,17187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5005951" calcext:value-type="float">
            <text:p>0,50059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.8125" calcext:value-type="float">
            <text:p>15,8125</text:p>
          </table:table-cell>
          <table:table-cell/>
          <table:table-cell table:formula="of:=SUM([.B73:.G73])" office:value-type="float" office:value="16.5005951" calcext:value-type="float">
            <text:p>16,5005951</text:p>
          </table:table-cell>
        </table:table-row>
        <table:table-row table:style-name="ro1">
          <table:table-cell office:value-type="date" office:date-value="2023-01-08T15:28:15" calcext:value-type="date">
            <text:p>2023-01-08 15:28:15</text:p>
          </table:table-cell>
          <table:table-cell office:value-type="float" office:value="0.171875" calcext:value-type="float">
            <text:p>0,17187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5005951" calcext:value-type="float">
            <text:p>0,50059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.8125" calcext:value-type="float">
            <text:p>15,8125</text:p>
          </table:table-cell>
          <table:table-cell/>
          <table:table-cell table:formula="of:=SUM([.B74:.G74])" office:value-type="float" office:value="16.5005951" calcext:value-type="float">
            <text:p>16,5005951</text:p>
          </table:table-cell>
        </table:table-row>
        <table:table-row table:style-name="ro1">
          <table:table-cell office:value-type="date" office:date-value="2023-01-08T15:28:14" calcext:value-type="date">
            <text:p>2023-01-08 15:28:14</text:p>
          </table:table-cell>
          <table:table-cell office:value-type="float" office:value="0.171875" calcext:value-type="float">
            <text:p>0,17187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5005951" calcext:value-type="float">
            <text:p>0,50059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.8125" calcext:value-type="float">
            <text:p>15,8125</text:p>
          </table:table-cell>
          <table:table-cell/>
          <table:table-cell table:formula="of:=SUM([.B75:.G75])" office:value-type="float" office:value="16.5005951" calcext:value-type="float">
            <text:p>16,5005951</text:p>
          </table:table-cell>
        </table:table-row>
        <table:table-row table:style-name="ro1">
          <table:table-cell office:value-type="date" office:date-value="2023-01-08T15:28:13" calcext:value-type="date">
            <text:p>2023-01-08 15:28:13</text:p>
          </table:table-cell>
          <table:table-cell office:value-type="float" office:value="0.171875" calcext:value-type="float">
            <text:p>0,17187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5005951" calcext:value-type="float">
            <text:p>0,50059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.8125" calcext:value-type="float">
            <text:p>15,8125</text:p>
          </table:table-cell>
          <table:table-cell/>
          <table:table-cell table:formula="of:=SUM([.B76:.G76])" office:value-type="float" office:value="16.5005951" calcext:value-type="float">
            <text:p>16,5005951</text:p>
          </table:table-cell>
        </table:table-row>
        <table:table-row table:style-name="ro1">
          <table:table-cell office:value-type="date" office:date-value="2023-01-08T15:28:12" calcext:value-type="date">
            <text:p>2023-01-08 15:28:12</text:p>
          </table:table-cell>
          <table:table-cell office:value-type="float" office:value="0.171875" calcext:value-type="float">
            <text:p>0,17187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5005951" calcext:value-type="float">
            <text:p>0,50059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.8125" calcext:value-type="float">
            <text:p>15,8125</text:p>
          </table:table-cell>
          <table:table-cell/>
          <table:table-cell table:formula="of:=SUM([.B77:.G77])" office:value-type="float" office:value="16.5005951" calcext:value-type="float">
            <text:p>16,5005951</text:p>
          </table:table-cell>
        </table:table-row>
        <table:table-row table:style-name="ro1">
          <table:table-cell office:value-type="date" office:date-value="2023-01-08T15:28:11" calcext:value-type="date">
            <text:p>2023-01-08 15:28:11</text:p>
          </table:table-cell>
          <table:table-cell office:value-type="float" office:value="0.171875" calcext:value-type="float">
            <text:p>0,17187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5005951" calcext:value-type="float">
            <text:p>0,50059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.8125" calcext:value-type="float">
            <text:p>15,8125</text:p>
          </table:table-cell>
          <table:table-cell/>
          <table:table-cell table:formula="of:=SUM([.B78:.G78])" office:value-type="float" office:value="16.5005951" calcext:value-type="float">
            <text:p>16,5005951</text:p>
          </table:table-cell>
        </table:table-row>
        <table:table-row table:style-name="ro1">
          <table:table-cell office:value-type="date" office:date-value="2023-01-08T15:28:10" calcext:value-type="date">
            <text:p>2023-01-08 15:28:10</text:p>
          </table:table-cell>
          <table:table-cell office:value-type="float" office:value="0.171875" calcext:value-type="float">
            <text:p>0,17187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5005951" calcext:value-type="float">
            <text:p>0,50059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.8125" calcext:value-type="float">
            <text:p>15,8125</text:p>
          </table:table-cell>
          <table:table-cell/>
          <table:table-cell table:formula="of:=SUM([.B79:.G79])" office:value-type="float" office:value="16.5005951" calcext:value-type="float">
            <text:p>16,5005951</text:p>
          </table:table-cell>
        </table:table-row>
        <table:table-row table:style-name="ro1">
          <table:table-cell office:value-type="date" office:date-value="2023-01-08T15:28:09" calcext:value-type="date">
            <text:p>2023-01-08 15:28:09</text:p>
          </table:table-cell>
          <table:table-cell office:value-type="float" office:value="0.171875" calcext:value-type="float">
            <text:p>0,17187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5005951" calcext:value-type="float">
            <text:p>0,50059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.8125" calcext:value-type="float">
            <text:p>15,8125</text:p>
          </table:table-cell>
          <table:table-cell/>
          <table:table-cell table:formula="of:=SUM([.B80:.G80])" office:value-type="float" office:value="16.5005951" calcext:value-type="float">
            <text:p>16,5005951</text:p>
          </table:table-cell>
        </table:table-row>
        <table:table-row table:style-name="ro1">
          <table:table-cell office:value-type="date" office:date-value="2023-01-08T15:28:08" calcext:value-type="date">
            <text:p>2023-01-08 15:28:08</text:p>
          </table:table-cell>
          <table:table-cell office:value-type="float" office:value="0.171875" calcext:value-type="float">
            <text:p>0,17187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5005951" calcext:value-type="float">
            <text:p>0,50059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.8125" calcext:value-type="float">
            <text:p>15,8125</text:p>
          </table:table-cell>
          <table:table-cell/>
          <table:table-cell table:formula="of:=SUM([.B81:.G81])" office:value-type="float" office:value="16.5005951" calcext:value-type="float">
            <text:p>16,5005951</text:p>
          </table:table-cell>
        </table:table-row>
        <table:table-row table:style-name="ro1">
          <table:table-cell office:value-type="date" office:date-value="2023-01-08T15:28:07" calcext:value-type="date">
            <text:p>2023-01-08 15:28:07</text:p>
          </table:table-cell>
          <table:table-cell office:value-type="float" office:value="0.171875" calcext:value-type="float">
            <text:p>0,17187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5005951" calcext:value-type="float">
            <text:p>0,50059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.8125" calcext:value-type="float">
            <text:p>15,8125</text:p>
          </table:table-cell>
          <table:table-cell/>
          <table:table-cell table:formula="of:=SUM([.B82:.G82])" office:value-type="float" office:value="16.5005951" calcext:value-type="float">
            <text:p>16,5005951</text:p>
          </table:table-cell>
        </table:table-row>
        <table:table-row table:style-name="ro1">
          <table:table-cell office:value-type="date" office:date-value="2023-01-08T15:28:06" calcext:value-type="date">
            <text:p>2023-01-08 15:28:06</text:p>
          </table:table-cell>
          <table:table-cell office:value-type="float" office:value="0.171875" calcext:value-type="float">
            <text:p>0,17187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5005951" calcext:value-type="float">
            <text:p>0,50059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.8125" calcext:value-type="float">
            <text:p>15,8125</text:p>
          </table:table-cell>
          <table:table-cell/>
          <table:table-cell table:formula="of:=SUM([.B83:.G83])" office:value-type="float" office:value="16.5005951" calcext:value-type="float">
            <text:p>16,5005951</text:p>
          </table:table-cell>
        </table:table-row>
        <table:table-row table:style-name="ro1">
          <table:table-cell office:value-type="date" office:date-value="2023-01-08T15:28:05" calcext:value-type="date">
            <text:p>2023-01-08 15:28:05</text:p>
          </table:table-cell>
          <table:table-cell office:value-type="float" office:value="0.171875" calcext:value-type="float">
            <text:p>0,17187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5005951" calcext:value-type="float">
            <text:p>0,50059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.8125" calcext:value-type="float">
            <text:p>15,8125</text:p>
          </table:table-cell>
          <table:table-cell/>
          <table:table-cell table:formula="of:=SUM([.B84:.G84])" office:value-type="float" office:value="16.5005951" calcext:value-type="float">
            <text:p>16,5005951</text:p>
          </table:table-cell>
        </table:table-row>
        <table:table-row table:style-name="ro1">
          <table:table-cell office:value-type="date" office:date-value="2023-01-08T15:28:04" calcext:value-type="date">
            <text:p>2023-01-08 15:28:04</text:p>
          </table:table-cell>
          <table:table-cell office:value-type="float" office:value="0.171875" calcext:value-type="float">
            <text:p>0,17187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5005951" calcext:value-type="float">
            <text:p>0,50059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.8125" calcext:value-type="float">
            <text:p>15,8125</text:p>
          </table:table-cell>
          <table:table-cell/>
          <table:table-cell table:formula="of:=SUM([.B85:.G85])" office:value-type="float" office:value="16.5005951" calcext:value-type="float">
            <text:p>16,5005951</text:p>
          </table:table-cell>
        </table:table-row>
        <table:table-row table:style-name="ro1">
          <table:table-cell office:value-type="date" office:date-value="2023-01-08T15:28:03" calcext:value-type="date">
            <text:p>2023-01-08 15:28:03</text:p>
          </table:table-cell>
          <table:table-cell office:value-type="float" office:value="0.171875" calcext:value-type="float">
            <text:p>0,17187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5005951" calcext:value-type="float">
            <text:p>0,50059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.8125" calcext:value-type="float">
            <text:p>15,8125</text:p>
          </table:table-cell>
          <table:table-cell/>
          <table:table-cell table:formula="of:=SUM([.B86:.G86])" office:value-type="float" office:value="16.5005951" calcext:value-type="float">
            <text:p>16,5005951</text:p>
          </table:table-cell>
        </table:table-row>
        <table:table-row table:style-name="ro1">
          <table:table-cell office:value-type="date" office:date-value="2023-01-08T15:28:02" calcext:value-type="date">
            <text:p>2023-01-08 15:28:02</text:p>
          </table:table-cell>
          <table:table-cell office:value-type="float" office:value="0.171875" calcext:value-type="float">
            <text:p>0,17187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5005951" calcext:value-type="float">
            <text:p>0,50059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.8125" calcext:value-type="float">
            <text:p>15,8125</text:p>
          </table:table-cell>
          <table:table-cell/>
          <table:table-cell table:formula="of:=SUM([.B87:.G87])" office:value-type="float" office:value="16.5005951" calcext:value-type="float">
            <text:p>16,5005951</text:p>
          </table:table-cell>
        </table:table-row>
        <table:table-row table:style-name="ro1">
          <table:table-cell office:value-type="date" office:date-value="2023-01-08T15:28:01" calcext:value-type="date">
            <text:p>2023-01-08 15:28:01</text:p>
          </table:table-cell>
          <table:table-cell office:value-type="float" office:value="0.171875" calcext:value-type="float">
            <text:p>0,17187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5005951" calcext:value-type="float">
            <text:p>0,50059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.8125" calcext:value-type="float">
            <text:p>15,8125</text:p>
          </table:table-cell>
          <table:table-cell/>
          <table:table-cell table:formula="of:=SUM([.B88:.G88])" office:value-type="float" office:value="16.5005951" calcext:value-type="float">
            <text:p>16,5005951</text:p>
          </table:table-cell>
        </table:table-row>
        <table:table-row table:style-name="ro1">
          <table:table-cell office:value-type="date" office:date-value="2023-01-08T15:28:00" calcext:value-type="date">
            <text:p>2023-01-08 15:28:00</text:p>
          </table:table-cell>
          <table:table-cell office:value-type="float" office:value="0.171875" calcext:value-type="float">
            <text:p>0,17187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5005951" calcext:value-type="float">
            <text:p>0,50059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.8125" calcext:value-type="float">
            <text:p>15,8125</text:p>
          </table:table-cell>
          <table:table-cell/>
          <table:table-cell table:formula="of:=SUM([.B89:.G89])" office:value-type="float" office:value="16.5005951" calcext:value-type="float">
            <text:p>16,5005951</text:p>
          </table:table-cell>
        </table:table-row>
        <table:table-row table:style-name="ro1">
          <table:table-cell office:value-type="date" office:date-value="2023-01-08T15:27:59" calcext:value-type="date">
            <text:p>2023-01-08 15:27:59</text:p>
          </table:table-cell>
          <table:table-cell office:value-type="float" office:value="0.171875" calcext:value-type="float">
            <text:p>0,17187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5005951" calcext:value-type="float">
            <text:p>0,50059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.8125" calcext:value-type="float">
            <text:p>15,8125</text:p>
          </table:table-cell>
          <table:table-cell/>
          <table:table-cell table:formula="of:=SUM([.B90:.G90])" office:value-type="float" office:value="16.5005951" calcext:value-type="float">
            <text:p>16,5005951</text:p>
          </table:table-cell>
        </table:table-row>
        <table:table-row table:style-name="ro1">
          <table:table-cell office:value-type="date" office:date-value="2023-01-08T15:27:58" calcext:value-type="date">
            <text:p>2023-01-08 15:27:58</text:p>
          </table:table-cell>
          <table:table-cell office:value-type="float" office:value="0.171875" calcext:value-type="float">
            <text:p>0,17187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5005951" calcext:value-type="float">
            <text:p>0,50059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.8125" calcext:value-type="float">
            <text:p>15,8125</text:p>
          </table:table-cell>
          <table:table-cell/>
          <table:table-cell table:formula="of:=SUM([.B91:.G91])" office:value-type="float" office:value="16.5005951" calcext:value-type="float">
            <text:p>16,5005951</text:p>
          </table:table-cell>
        </table:table-row>
        <table:table-row table:style-name="ro1">
          <table:table-cell office:value-type="date" office:date-value="2023-01-08T15:27:57" calcext:value-type="date">
            <text:p>2023-01-08 15:27:57</text:p>
          </table:table-cell>
          <table:table-cell office:value-type="float" office:value="0.171875" calcext:value-type="float">
            <text:p>0,17187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5005951" calcext:value-type="float">
            <text:p>0,50059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.8125" calcext:value-type="float">
            <text:p>15,8125</text:p>
          </table:table-cell>
          <table:table-cell/>
          <table:table-cell table:formula="of:=SUM([.B92:.G92])" office:value-type="float" office:value="16.5005951" calcext:value-type="float">
            <text:p>16,5005951</text:p>
          </table:table-cell>
        </table:table-row>
        <table:table-row table:style-name="ro1">
          <table:table-cell office:value-type="date" office:date-value="2023-01-08T15:27:56" calcext:value-type="date">
            <text:p>2023-01-08 15:27:56</text:p>
          </table:table-cell>
          <table:table-cell office:value-type="float" office:value="0.171875" calcext:value-type="float">
            <text:p>0,17187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5005951" calcext:value-type="float">
            <text:p>0,50059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.8125" calcext:value-type="float">
            <text:p>15,8125</text:p>
          </table:table-cell>
          <table:table-cell/>
          <table:table-cell table:formula="of:=SUM([.B93:.G93])" office:value-type="float" office:value="16.5005951" calcext:value-type="float">
            <text:p>16,5005951</text:p>
          </table:table-cell>
        </table:table-row>
        <table:table-row table:style-name="ro1">
          <table:table-cell office:value-type="date" office:date-value="2023-01-08T15:27:55" calcext:value-type="date">
            <text:p>2023-01-08 15:27:55</text:p>
          </table:table-cell>
          <table:table-cell office:value-type="float" office:value="0.171875" calcext:value-type="float">
            <text:p>0,17187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5005951" calcext:value-type="float">
            <text:p>0,50059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.8125" calcext:value-type="float">
            <text:p>15,8125</text:p>
          </table:table-cell>
          <table:table-cell/>
          <table:table-cell table:formula="of:=SUM([.B94:.G94])" office:value-type="float" office:value="16.5005951" calcext:value-type="float">
            <text:p>16,5005951</text:p>
          </table:table-cell>
        </table:table-row>
        <table:table-row table:style-name="ro1">
          <table:table-cell office:value-type="date" office:date-value="2023-01-08T15:27:54" calcext:value-type="date">
            <text:p>2023-01-08 15:27:54</text:p>
          </table:table-cell>
          <table:table-cell office:value-type="float" office:value="0.171875" calcext:value-type="float">
            <text:p>0,17187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5005951" calcext:value-type="float">
            <text:p>0,50059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.8125" calcext:value-type="float">
            <text:p>15,8125</text:p>
          </table:table-cell>
          <table:table-cell/>
          <table:table-cell table:formula="of:=SUM([.B95:.G95])" office:value-type="float" office:value="16.5005951" calcext:value-type="float">
            <text:p>16,5005951</text:p>
          </table:table-cell>
        </table:table-row>
        <table:table-row table:style-name="ro1">
          <table:table-cell office:value-type="date" office:date-value="2023-01-08T15:27:53" calcext:value-type="date">
            <text:p>2023-01-08 15:27:53</text:p>
          </table:table-cell>
          <table:table-cell office:value-type="float" office:value="0.171875" calcext:value-type="float">
            <text:p>0,17187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5005951" calcext:value-type="float">
            <text:p>0,50059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.8125" calcext:value-type="float">
            <text:p>15,8125</text:p>
          </table:table-cell>
          <table:table-cell/>
          <table:table-cell table:formula="of:=SUM([.B96:.G96])" office:value-type="float" office:value="16.5005951" calcext:value-type="float">
            <text:p>16,5005951</text:p>
          </table:table-cell>
        </table:table-row>
        <table:table-row table:style-name="ro1">
          <table:table-cell office:value-type="date" office:date-value="2023-01-08T15:27:52" calcext:value-type="date">
            <text:p>2023-01-08 15:27:52</text:p>
          </table:table-cell>
          <table:table-cell office:value-type="float" office:value="0.171875" calcext:value-type="float">
            <text:p>0,17187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5005951" calcext:value-type="float">
            <text:p>0,50059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.8125" calcext:value-type="float">
            <text:p>15,8125</text:p>
          </table:table-cell>
          <table:table-cell/>
          <table:table-cell table:formula="of:=SUM([.B97:.G97])" office:value-type="float" office:value="16.5005951" calcext:value-type="float">
            <text:p>16,5005951</text:p>
          </table:table-cell>
        </table:table-row>
        <table:table-row table:style-name="ro1">
          <table:table-cell office:value-type="date" office:date-value="2023-01-08T15:27:51" calcext:value-type="date">
            <text:p>2023-01-08 15:27:51</text:p>
          </table:table-cell>
          <table:table-cell office:value-type="float" office:value="0.171875" calcext:value-type="float">
            <text:p>0,17187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5005951" calcext:value-type="float">
            <text:p>0,50059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.8125" calcext:value-type="float">
            <text:p>15,8125</text:p>
          </table:table-cell>
          <table:table-cell/>
          <table:table-cell table:formula="of:=SUM([.B98:.G98])" office:value-type="float" office:value="16.5005951" calcext:value-type="float">
            <text:p>16,5005951</text:p>
          </table:table-cell>
        </table:table-row>
        <table:table-row table:style-name="ro1">
          <table:table-cell office:value-type="date" office:date-value="2023-01-08T15:27:50" calcext:value-type="date">
            <text:p>2023-01-08 15:27:50</text:p>
          </table:table-cell>
          <table:table-cell office:value-type="float" office:value="0.171875" calcext:value-type="float">
            <text:p>0,17187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5005951" calcext:value-type="float">
            <text:p>0,50059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.8125" calcext:value-type="float">
            <text:p>15,8125</text:p>
          </table:table-cell>
          <table:table-cell/>
          <table:table-cell table:formula="of:=SUM([.B99:.G99])" office:value-type="float" office:value="16.5005951" calcext:value-type="float">
            <text:p>16,5005951</text:p>
          </table:table-cell>
        </table:table-row>
        <table:table-row table:style-name="ro1">
          <table:table-cell office:value-type="date" office:date-value="2023-01-08T15:27:49" calcext:value-type="date">
            <text:p>2023-01-08 15:27:49</text:p>
          </table:table-cell>
          <table:table-cell office:value-type="float" office:value="0.171875" calcext:value-type="float">
            <text:p>0,17187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5005951" calcext:value-type="float">
            <text:p>0,50059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.8125" calcext:value-type="float">
            <text:p>15,8125</text:p>
          </table:table-cell>
          <table:table-cell/>
          <table:table-cell table:formula="of:=SUM([.B100:.G100])" office:value-type="float" office:value="16.5005951" calcext:value-type="float">
            <text:p>16,5005951</text:p>
          </table:table-cell>
        </table:table-row>
        <table:table-row table:style-name="ro1">
          <table:table-cell office:value-type="date" office:date-value="2023-01-08T15:27:48" calcext:value-type="date">
            <text:p>2023-01-08 15:27:48</text:p>
          </table:table-cell>
          <table:table-cell office:value-type="float" office:value="0.171875" calcext:value-type="float">
            <text:p>0,17187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5005951" calcext:value-type="float">
            <text:p>0,50059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.8125" calcext:value-type="float">
            <text:p>15,8125</text:p>
          </table:table-cell>
          <table:table-cell/>
          <table:table-cell table:formula="of:=SUM([.B101:.G101])" office:value-type="float" office:value="16.5005951" calcext:value-type="float">
            <text:p>16,5005951</text:p>
          </table:table-cell>
        </table:table-row>
        <table:table-row table:style-name="ro1">
          <table:table-cell office:value-type="date" office:date-value="2023-01-08T15:27:47" calcext:value-type="date">
            <text:p>2023-01-08 15:27:47</text:p>
          </table:table-cell>
          <table:table-cell office:value-type="float" office:value="0.171875" calcext:value-type="float">
            <text:p>0,17187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5005951" calcext:value-type="float">
            <text:p>0,50059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.8125" calcext:value-type="float">
            <text:p>15,8125</text:p>
          </table:table-cell>
          <table:table-cell/>
          <table:table-cell table:formula="of:=SUM([.B102:.G102])" office:value-type="float" office:value="16.5005951" calcext:value-type="float">
            <text:p>16,5005951</text:p>
          </table:table-cell>
        </table:table-row>
        <table:table-row table:style-name="ro1">
          <table:table-cell office:value-type="date" office:date-value="2023-01-08T15:27:46" calcext:value-type="date">
            <text:p>2023-01-08 15:27:46</text:p>
          </table:table-cell>
          <table:table-cell office:value-type="float" office:value="0.171875" calcext:value-type="float">
            <text:p>0,17187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5005951" calcext:value-type="float">
            <text:p>0,50059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.8125" calcext:value-type="float">
            <text:p>15,8125</text:p>
          </table:table-cell>
          <table:table-cell/>
          <table:table-cell table:formula="of:=SUM([.B103:.G103])" office:value-type="float" office:value="16.5005951" calcext:value-type="float">
            <text:p>16,5005951</text:p>
          </table:table-cell>
        </table:table-row>
        <table:table-row table:style-name="ro1">
          <table:table-cell office:value-type="date" office:date-value="2023-01-08T15:27:45" calcext:value-type="date">
            <text:p>2023-01-08 15:27:45</text:p>
          </table:table-cell>
          <table:table-cell office:value-type="float" office:value="0.171875" calcext:value-type="float">
            <text:p>0,17187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5005951" calcext:value-type="float">
            <text:p>0,50059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.8125" calcext:value-type="float">
            <text:p>15,8125</text:p>
          </table:table-cell>
          <table:table-cell/>
          <table:table-cell table:formula="of:=SUM([.B104:.G104])" office:value-type="float" office:value="16.5005951" calcext:value-type="float">
            <text:p>16,5005951</text:p>
          </table:table-cell>
        </table:table-row>
        <table:table-row table:style-name="ro1">
          <table:table-cell office:value-type="date" office:date-value="2023-01-08T15:27:44" calcext:value-type="date">
            <text:p>2023-01-08 15:27:44</text:p>
          </table:table-cell>
          <table:table-cell office:value-type="float" office:value="0.171875" calcext:value-type="float">
            <text:p>0,17187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5005951" calcext:value-type="float">
            <text:p>0,50059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.8125" calcext:value-type="float">
            <text:p>15,8125</text:p>
          </table:table-cell>
          <table:table-cell/>
          <table:table-cell table:formula="of:=SUM([.B105:.G105])" office:value-type="float" office:value="16.5005951" calcext:value-type="float">
            <text:p>16,5005951</text:p>
          </table:table-cell>
        </table:table-row>
        <table:table-row table:style-name="ro1">
          <table:table-cell office:value-type="date" office:date-value="2023-01-08T15:27:43" calcext:value-type="date">
            <text:p>2023-01-08 15:27:43</text:p>
          </table:table-cell>
          <table:table-cell office:value-type="float" office:value="0.171875" calcext:value-type="float">
            <text:p>0,17187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5005951" calcext:value-type="float">
            <text:p>0,50059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.8125" calcext:value-type="float">
            <text:p>15,8125</text:p>
          </table:table-cell>
          <table:table-cell/>
          <table:table-cell table:formula="of:=SUM([.B106:.G106])" office:value-type="float" office:value="16.5005951" calcext:value-type="float">
            <text:p>16,5005951</text:p>
          </table:table-cell>
        </table:table-row>
        <table:table-row table:style-name="ro1">
          <table:table-cell office:value-type="date" office:date-value="2023-01-08T15:27:42" calcext:value-type="date">
            <text:p>2023-01-08 15:27:42</text:p>
          </table:table-cell>
          <table:table-cell office:value-type="float" office:value="0.171875" calcext:value-type="float">
            <text:p>0,17187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5005951" calcext:value-type="float">
            <text:p>0,50059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.8125" calcext:value-type="float">
            <text:p>15,8125</text:p>
          </table:table-cell>
          <table:table-cell/>
          <table:table-cell table:formula="of:=SUM([.B107:.G107])" office:value-type="float" office:value="16.5005951" calcext:value-type="float">
            <text:p>16,5005951</text:p>
          </table:table-cell>
        </table:table-row>
        <table:table-row table:style-name="ro1">
          <table:table-cell office:value-type="date" office:date-value="2023-01-08T15:27:41" calcext:value-type="date">
            <text:p>2023-01-08 15:27:41</text:p>
          </table:table-cell>
          <table:table-cell office:value-type="float" office:value="0.171875" calcext:value-type="float">
            <text:p>0,17187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5005951" calcext:value-type="float">
            <text:p>0,50059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.8125" calcext:value-type="float">
            <text:p>15,8125</text:p>
          </table:table-cell>
          <table:table-cell/>
          <table:table-cell table:formula="of:=SUM([.B108:.G108])" office:value-type="float" office:value="16.5005951" calcext:value-type="float">
            <text:p>16,5005951</text:p>
          </table:table-cell>
        </table:table-row>
        <table:table-row table:style-name="ro1">
          <table:table-cell office:value-type="date" office:date-value="2023-01-08T15:27:40" calcext:value-type="date">
            <text:p>2023-01-08 15:27:40</text:p>
          </table:table-cell>
          <table:table-cell office:value-type="float" office:value="0.171875" calcext:value-type="float">
            <text:p>0,17187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5005951" calcext:value-type="float">
            <text:p>0,50059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.8125" calcext:value-type="float">
            <text:p>15,8125</text:p>
          </table:table-cell>
          <table:table-cell/>
          <table:table-cell table:formula="of:=SUM([.B109:.G109])" office:value-type="float" office:value="16.5005951" calcext:value-type="float">
            <text:p>16,5005951</text:p>
          </table:table-cell>
        </table:table-row>
        <table:table-row table:style-name="ro1">
          <table:table-cell office:value-type="date" office:date-value="2023-01-08T15:27:39" calcext:value-type="date">
            <text:p>2023-01-08 15:27:39</text:p>
          </table:table-cell>
          <table:table-cell office:value-type="float" office:value="0.171875" calcext:value-type="float">
            <text:p>0,17187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5005951" calcext:value-type="float">
            <text:p>0,50059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.8125" calcext:value-type="float">
            <text:p>15,8125</text:p>
          </table:table-cell>
          <table:table-cell/>
          <table:table-cell table:formula="of:=SUM([.B110:.G110])" office:value-type="float" office:value="16.5005951" calcext:value-type="float">
            <text:p>16,5005951</text:p>
          </table:table-cell>
        </table:table-row>
        <table:table-row table:style-name="ro1">
          <table:table-cell office:value-type="date" office:date-value="2023-01-08T15:27:38" calcext:value-type="date">
            <text:p>2023-01-08 15:27:38</text:p>
          </table:table-cell>
          <table:table-cell office:value-type="float" office:value="0.171875" calcext:value-type="float">
            <text:p>0,17187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5005951" calcext:value-type="float">
            <text:p>0,50059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.8125" calcext:value-type="float">
            <text:p>15,8125</text:p>
          </table:table-cell>
          <table:table-cell/>
          <table:table-cell table:formula="of:=SUM([.B111:.G111])" office:value-type="float" office:value="16.5005951" calcext:value-type="float">
            <text:p>16,5005951</text:p>
          </table:table-cell>
        </table:table-row>
        <table:table-row table:style-name="ro1">
          <table:table-cell office:value-type="date" office:date-value="2023-01-08T15:27:37" calcext:value-type="date">
            <text:p>2023-01-08 15:27:37</text:p>
          </table:table-cell>
          <table:table-cell office:value-type="float" office:value="0.171875" calcext:value-type="float">
            <text:p>0,17187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5005951" calcext:value-type="float">
            <text:p>0,50059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.8125" calcext:value-type="float">
            <text:p>15,8125</text:p>
          </table:table-cell>
          <table:table-cell/>
          <table:table-cell table:formula="of:=SUM([.B112:.G112])" office:value-type="float" office:value="16.5005951" calcext:value-type="float">
            <text:p>16,5005951</text:p>
          </table:table-cell>
        </table:table-row>
        <table:table-row table:style-name="ro1">
          <table:table-cell office:value-type="date" office:date-value="2023-01-08T15:27:36" calcext:value-type="date">
            <text:p>2023-01-08 15:27:36</text:p>
          </table:table-cell>
          <table:table-cell office:value-type="float" office:value="0.171875" calcext:value-type="float">
            <text:p>0,17187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5005951" calcext:value-type="float">
            <text:p>0,50059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.8125" calcext:value-type="float">
            <text:p>15,8125</text:p>
          </table:table-cell>
          <table:table-cell/>
          <table:table-cell table:formula="of:=SUM([.B113:.G113])" office:value-type="float" office:value="16.5005951" calcext:value-type="float">
            <text:p>16,5005951</text:p>
          </table:table-cell>
        </table:table-row>
        <table:table-row table:style-name="ro1">
          <table:table-cell office:value-type="date" office:date-value="2023-01-08T15:27:35" calcext:value-type="date">
            <text:p>2023-01-08 15:27:35</text:p>
          </table:table-cell>
          <table:table-cell office:value-type="float" office:value="0.171875" calcext:value-type="float">
            <text:p>0,17187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5005951" calcext:value-type="float">
            <text:p>0,50059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.8125" calcext:value-type="float">
            <text:p>15,8125</text:p>
          </table:table-cell>
          <table:table-cell/>
          <table:table-cell table:formula="of:=SUM([.B114:.G114])" office:value-type="float" office:value="16.5005951" calcext:value-type="float">
            <text:p>16,5005951</text:p>
          </table:table-cell>
        </table:table-row>
        <table:table-row table:style-name="ro1">
          <table:table-cell office:value-type="date" office:date-value="2023-01-08T15:27:34" calcext:value-type="date">
            <text:p>2023-01-08 15:27:34</text:p>
          </table:table-cell>
          <table:table-cell office:value-type="float" office:value="0.171875" calcext:value-type="float">
            <text:p>0,17187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5005951" calcext:value-type="float">
            <text:p>0,50059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.8125" calcext:value-type="float">
            <text:p>15,8125</text:p>
          </table:table-cell>
          <table:table-cell/>
          <table:table-cell table:formula="of:=SUM([.B115:.G115])" office:value-type="float" office:value="16.5005951" calcext:value-type="float">
            <text:p>16,5005951</text:p>
          </table:table-cell>
        </table:table-row>
        <table:table-row table:style-name="ro1">
          <table:table-cell office:value-type="date" office:date-value="2023-01-08T15:27:33" calcext:value-type="date">
            <text:p>2023-01-08 15:27:33</text:p>
          </table:table-cell>
          <table:table-cell office:value-type="float" office:value="0.171875" calcext:value-type="float">
            <text:p>0,17187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5005951" calcext:value-type="float">
            <text:p>0,50059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.8125" calcext:value-type="float">
            <text:p>15,8125</text:p>
          </table:table-cell>
          <table:table-cell/>
          <table:table-cell table:formula="of:=SUM([.B116:.G116])" office:value-type="float" office:value="16.5005951" calcext:value-type="float">
            <text:p>16,5005951</text:p>
          </table:table-cell>
        </table:table-row>
        <table:table-row table:style-name="ro1">
          <table:table-cell office:value-type="date" office:date-value="2023-01-08T15:27:32" calcext:value-type="date">
            <text:p>2023-01-08 15:27:32</text:p>
          </table:table-cell>
          <table:table-cell office:value-type="float" office:value="0.171875" calcext:value-type="float">
            <text:p>0,17187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5005951" calcext:value-type="float">
            <text:p>0,50059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.8125" calcext:value-type="float">
            <text:p>15,8125</text:p>
          </table:table-cell>
          <table:table-cell/>
          <table:table-cell table:formula="of:=SUM([.B117:.G117])" office:value-type="float" office:value="16.5005951" calcext:value-type="float">
            <text:p>16,5005951</text:p>
          </table:table-cell>
        </table:table-row>
        <table:table-row table:style-name="ro1">
          <table:table-cell office:value-type="date" office:date-value="2023-01-08T15:27:31" calcext:value-type="date">
            <text:p>2023-01-08 15:27:31</text:p>
          </table:table-cell>
          <table:table-cell office:value-type="float" office:value="0.171875" calcext:value-type="float">
            <text:p>0,17187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5005951" calcext:value-type="float">
            <text:p>0,50059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.8125" calcext:value-type="float">
            <text:p>15,8125</text:p>
          </table:table-cell>
          <table:table-cell/>
          <table:table-cell table:formula="of:=SUM([.B118:.G118])" office:value-type="float" office:value="16.5005951" calcext:value-type="float">
            <text:p>16,5005951</text:p>
          </table:table-cell>
        </table:table-row>
        <table:table-row table:style-name="ro1">
          <table:table-cell office:value-type="date" office:date-value="2023-01-08T15:27:30" calcext:value-type="date">
            <text:p>2023-01-08 15:27:30</text:p>
          </table:table-cell>
          <table:table-cell office:value-type="float" office:value="0.171875" calcext:value-type="float">
            <text:p>0,17187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5005951" calcext:value-type="float">
            <text:p>0,50059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.8125" calcext:value-type="float">
            <text:p>15,8125</text:p>
          </table:table-cell>
          <table:table-cell/>
          <table:table-cell table:formula="of:=SUM([.B119:.G119])" office:value-type="float" office:value="16.5005951" calcext:value-type="float">
            <text:p>16,5005951</text:p>
          </table:table-cell>
        </table:table-row>
        <table:table-row table:style-name="ro1">
          <table:table-cell office:value-type="date" office:date-value="2023-01-08T15:27:29" calcext:value-type="date">
            <text:p>2023-01-08 15:27:29</text:p>
          </table:table-cell>
          <table:table-cell office:value-type="float" office:value="0.171875" calcext:value-type="float">
            <text:p>0,17187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5005951" calcext:value-type="float">
            <text:p>0,50059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.8125" calcext:value-type="float">
            <text:p>15,8125</text:p>
          </table:table-cell>
          <table:table-cell/>
          <table:table-cell table:formula="of:=SUM([.B120:.G120])" office:value-type="float" office:value="16.5005951" calcext:value-type="float">
            <text:p>16,5005951</text:p>
          </table:table-cell>
        </table:table-row>
        <table:table-row table:style-name="ro1">
          <table:table-cell office:value-type="date" office:date-value="2023-01-08T15:27:28" calcext:value-type="date">
            <text:p>2023-01-08 15:27:28</text:p>
          </table:table-cell>
          <table:table-cell office:value-type="float" office:value="0.171875" calcext:value-type="float">
            <text:p>0,17187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5005951" calcext:value-type="float">
            <text:p>0,50059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.8125" calcext:value-type="float">
            <text:p>15,8125</text:p>
          </table:table-cell>
          <table:table-cell/>
          <table:table-cell table:formula="of:=SUM([.B121:.G121])" office:value-type="float" office:value="16.5005951" calcext:value-type="float">
            <text:p>16,5005951</text:p>
          </table:table-cell>
        </table:table-row>
      </table:table>
      <table:table table:name="Sheet2" table:style-name="ta1">
        <table:table-column table:style-name="co1" table:number-columns-repeated="13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first</text:p>
          </table:table-cell>
          <table:table-cell office:value-type="string" calcext:value-type="string">
            <text:p>second</text:p>
          </table:table-cell>
          <table:table-cell office:value-type="string" calcext:value-type="string">
            <text:p>third</text:p>
          </table:table-cell>
          <table:table-cell office:value-type="string" calcext:value-type="string">
            <text:p>fourth</text:p>
          </table:table-cell>
          <table:table-cell office:value-type="string" calcext:value-type="string">
            <text:p>fifth</text:p>
          </table:table-cell>
          <table:table-cell office:value-type="string" calcext:value-type="string">
            <text:p>sixth</text:p>
          </table:table-cell>
          <table:table-cell office:value-type="string" calcext:value-type="string">
            <text:p>seventh</text:p>
          </table:table-cell>
          <table:table-cell office:value-type="string" calcext:value-type="string">
            <text:p>eigth</text:p>
          </table:table-cell>
          <table:table-cell office:value-type="string" calcext:value-type="string">
            <text:p>ninth</text:p>
          </table:table-cell>
          <table:table-cell office:value-type="string" calcext:value-type="string">
            <text:p>tenth</text:p>
          </table:table-cell>
          <table:table-cell/>
          <table:table-cell office:value-type="string" calcext:value-type="string">
            <text:p>peak avg</text:p>
          </table:table-cell>
          <table:table-cell office:value-type="string" calcext:value-type="string">
            <text:p>peak:</text:p>
          </table:table-cell>
          <table:table-cell office:value-type="string" calcext:value-type="string">
            <text:p>avg of all data</text:p>
          </table:table-cell>
          <table:table-cell office:value-type="string" calcext:value-type="string">
            <text:p>avg of testdata</text:p>
          </table:table-cell>
          <table:table-cell/>
          <table:table-cell office:value-type="string" calcext:value-type="string">
            <text:p>time taken</text:p>
          </table:table-cell>
        </table:table-row>
        <table:table-row table:style-name="ro1">
          <table:table-cell office:value-type="float" office:value="217.91834" calcext:value-type="float">
            <text:p>217,91834</text:p>
          </table:table-cell>
          <table:table-cell office:value-type="float" office:value="237.56386" calcext:value-type="float">
            <text:p>237,56386</text:p>
          </table:table-cell>
          <table:table-cell office:value-type="float" office:value="162.618265" calcext:value-type="float">
            <text:p>162,618265</text:p>
          </table:table-cell>
          <table:table-cell office:value-type="float" office:value="170.036165" calcext:value-type="float">
            <text:p>170,036165</text:p>
          </table:table-cell>
          <table:table-cell office:value-type="float" office:value="176.7822442" calcext:value-type="float">
            <text:p>176,7822442</text:p>
          </table:table-cell>
          <table:table-cell office:value-type="float" office:value="228.41838" calcext:value-type="float">
            <text:p>228,41838</text:p>
          </table:table-cell>
          <table:table-cell office:value-type="float" office:value="213.438805" calcext:value-type="float">
            <text:p>213,438805</text:p>
          </table:table-cell>
          <table:table-cell office:value-type="float" office:value="223.72197" calcext:value-type="float">
            <text:p>223,72197</text:p>
          </table:table-cell>
          <table:table-cell office:value-type="float" office:value="335.22747" calcext:value-type="float">
            <text:p>335,22747</text:p>
          </table:table-cell>
          <table:table-cell office:value-type="float" office:value="224.62867" calcext:value-type="float">
            <text:p>224,62867</text:p>
          </table:table-cell>
          <table:table-cell/>
          <table:table-cell table:formula="of:=AVERAGE([.A13:.J13])" office:value-type="float" office:value="219.03541692" calcext:value-type="float">
            <text:p>219,03541692</text:p>
          </table:table-cell>
          <table:table-cell table:formula="of:=MAX([.A2:.J2])" office:value-type="float" office:value="335.22747" calcext:value-type="float">
            <text:p>335,22747</text:p>
          </table:table-cell>
          <table:table-cell/>
          <table:table-cell table:formula="of:=AVERAGE([.A2:.J2])" office:value-type="float" office:value="219.03541692" calcext:value-type="float">
            <text:p>219,0354169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86.587331" calcext:value-type="float">
            <text:p>86,587331</text:p>
          </table:table-cell>
          <table:table-cell/>
          <table:table-cell office:value-type="float" office:value="96.242994" calcext:value-type="float">
            <text:p>96,242994</text:p>
          </table:table-cell>
          <table:table-cell table:number-columns-repeated="10"/>
        </table:table-row>
        <table:table-row table:style-name="ro1" table:number-rows-repeated="5">
          <table:table-cell table:number-columns-repeated="17"/>
        </table:table-row>
        <table:table-row table:style-name="ro1">
          <table:table-cell table:number-columns-repeated="10" office:value-type="string" calcext:value-type="string">
            <text:p>Average</text:p>
          </table:table-cell>
          <table:table-cell table:number-columns-repeated="7"/>
        </table:table-row>
        <table:table-row table:style-name="ro1">
          <table:table-cell table:formula="of:=AVERAGE([.A2:.A8])" office:value-type="float" office:value="217.91834" calcext:value-type="float">
            <text:p>217,91834</text:p>
          </table:table-cell>
          <table:table-cell table:formula="of:=AVERAGE([.B2:.B8])" office:value-type="float" office:value="237.56386" calcext:value-type="float">
            <text:p>237,56386</text:p>
          </table:table-cell>
          <table:table-cell table:formula="of:=AVERAGE([.C2:.C8])" office:value-type="float" office:value="162.618265" calcext:value-type="float">
            <text:p>162,618265</text:p>
          </table:table-cell>
          <table:table-cell table:formula="of:=AVERAGE([.D2:.D8])" office:value-type="float" office:value="170.036165" calcext:value-type="float">
            <text:p>170,036165</text:p>
          </table:table-cell>
          <table:table-cell table:formula="of:=AVERAGE([.E2:.E8])" office:value-type="float" office:value="131.6847876" calcext:value-type="float">
            <text:p>131,6847876</text:p>
          </table:table-cell>
          <table:table-cell table:formula="of:=AVERAGE([.F2:.F8])" office:value-type="float" office:value="228.41838" calcext:value-type="float">
            <text:p>228,41838</text:p>
          </table:table-cell>
          <table:table-cell table:formula="of:=AVERAGE([.G2:.G8])" office:value-type="float" office:value="154.8408995" calcext:value-type="float">
            <text:p>154,8408995</text:p>
          </table:table-cell>
          <table:table-cell table:formula="of:=AVERAGE([.H2:.H8])" office:value-type="float" office:value="223.72197" calcext:value-type="float">
            <text:p>223,72197</text:p>
          </table:table-cell>
          <table:table-cell table:formula="of:=AVERAGE([.I2:.I8])" office:value-type="float" office:value="335.22747" calcext:value-type="float">
            <text:p>335,22747</text:p>
          </table:table-cell>
          <table:table-cell table:formula="of:=AVERAGE([.J2:.J8])" office:value-type="float" office:value="224.62867" calcext:value-type="float">
            <text:p>224,62867</text:p>
          </table:table-cell>
          <table:table-cell table:number-columns-repeated="7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10" office:value-type="string" calcext:value-type="string">
            <text:p>Peak</text:p>
          </table:table-cell>
          <table:table-cell table:number-columns-repeated="7"/>
        </table:table-row>
        <table:table-row table:style-name="ro1">
          <table:table-cell table:formula="of:=MAX([.A2:.A8])" office:value-type="float" office:value="217.91834" calcext:value-type="float">
            <text:p>217,91834</text:p>
          </table:table-cell>
          <table:table-cell table:formula="of:=MAX([.B2:.B8])" office:value-type="float" office:value="237.56386" calcext:value-type="float">
            <text:p>237,56386</text:p>
          </table:table-cell>
          <table:table-cell table:formula="of:=MAX([.C2:.C8])" office:value-type="float" office:value="162.618265" calcext:value-type="float">
            <text:p>162,618265</text:p>
          </table:table-cell>
          <table:table-cell table:formula="of:=MAX([.D2:.D8])" office:value-type="float" office:value="170.036165" calcext:value-type="float">
            <text:p>170,036165</text:p>
          </table:table-cell>
          <table:table-cell table:formula="of:=MAX([.E2:.E8])" office:value-type="float" office:value="176.7822442" calcext:value-type="float">
            <text:p>176,7822442</text:p>
          </table:table-cell>
          <table:table-cell table:formula="of:=MAX([.F2:.F8])" office:value-type="float" office:value="228.41838" calcext:value-type="float">
            <text:p>228,41838</text:p>
          </table:table-cell>
          <table:table-cell table:formula="of:=MAX([.G2:.G8])" office:value-type="float" office:value="213.438805" calcext:value-type="float">
            <text:p>213,438805</text:p>
          </table:table-cell>
          <table:table-cell table:formula="of:=MAX([.H2:.H8])" office:value-type="float" office:value="223.72197" calcext:value-type="float">
            <text:p>223,72197</text:p>
          </table:table-cell>
          <table:table-cell table:formula="of:=MAX([.I2:.I8])" office:value-type="float" office:value="335.22747" calcext:value-type="float">
            <text:p>335,22747</text:p>
          </table:table-cell>
          <table:table-cell table:formula="of:=MAX([.J2:.J8])" office:value-type="float" office:value="224.62867" calcext:value-type="float">
            <text:p>224,62867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Lohit Hindi" style:font-size-complex="10pt" style:language-complex="hi" style:country-complex="IN"/>
    </style:default-style>
    <number:number-style style:name="N0">
      <number:number number:min-integer-digits="1"/>
    </number:number-style>
    <number:number-style style:name="N108">
      <number:number number:decimal-places="6" number:min-decimal-places="6" number:min-integer-digits="1"/>
    </number:number-style>
    <number:number-style style:name="N107">
      <number:number number:decimal-places="0" number:min-decimal-places="0" number:min-integer-digits="7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09T19:19:59.885351136</meta:creation-date>
    <dc:date>2023-01-09T23:47:18.580629950</dc:date>
    <meta:editing-duration>PT6M21S</meta:editing-duration>
    <meta:editing-cycles>4</meta:editing-cycles>
    <meta:generator>LibreOffice/7.4.3.2$Linux_X86_64 LibreOffice_project/40$Build-2</meta:generator>
    <meta:document-statistic meta:table-count="2" meta:cell-count="1038" meta:object-count="0"/>
  </office:meta>
</office:document-meta>
</file>